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Book" style:font-family-generic="modern" style:font-pitch="fixed"/>
    <style:font-face style:name="DejaVu Sans Mono" svg:font-family="'DejaVu Sans Mono'" style:font-family-generic="modern" style:font-pitch="fixed"/>
    <style:font-face style:name="Bitstream Vera Sans Mono3" svg:font-family="'Bitstream Vera Sans Mono'" style:font-family-generic="modern" style:font-pitch="variable"/>
    <style:font-face style:name="Bitstream Vera Sans Mono" svg:font-family="'Bitstream Vera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Book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1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5.007cm" fo:min-width="24.89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4.903cm" fo:min-width="24.795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6" style:family="graphic" style:parent-style-name="objectwithoutfill">
      <style:graphic-properties draw:stroke="solid" svg:stroke-width="0.053cm" svg:stroke-color="#000080" draw:marker-start-width="0.279cm" draw:marker-end="Arrow" draw:marker-end-width="0.379cm" draw:fill="none" draw:fill-color="#000080" draw:textarea-vertical-align="middle" fo:padding-top="0.151cm" fo:padding-bottom="0.151cm" fo:padding-left="0.276cm" fo:padding-right="0.276cm"/>
    </style:style>
    <style:style style:name="gr7" style:family="graphic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4.903cm" fo:min-width="24.795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1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75cm" fo:min-width="7.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e6e6ff" draw:textarea-horizontal-align="justify" draw:textarea-vertical-align="middle" draw:auto-grow-height="false" fo:min-height="4.75cm" fo:min-width="7.5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4" style:family="graphic" style:parent-style-name="objectwithoutfill">
      <style:graphic-properties svg:stroke-width="0.212cm" svg:stroke-color="#000080" draw:marker-start-width="0.517cm" draw:marker-end="Symmetric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e6e6ff" draw:textarea-horizontal-align="justify" draw:textarea-vertical-align="middle" draw:auto-grow-height="false" fo:min-height="5.75cm" fo:min-width="5.9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8.95cm" fo:min-width="8.7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9" style:family="graphic" style:parent-style-name="standard">
      <style:graphic-properties draw:fill="solid" draw:fill-color="#c8c8ff" draw:textarea-horizontal-align="justify" draw:textarea-vertical-align="middle" draw:auto-grow-height="false" fo:min-height="3.75cm" fo:min-width="9.1cm" fo:wrap-option="wrap"/>
    </style:style>
    <style:style style:name="gr20" style:family="graphic" style:parent-style-name="objectwithoutfill">
      <style:graphic-properties svg:stroke-width="0.106cm" svg:stroke-color="#000080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draw:stroke="dash" draw:stroke-dash="Fine_20_Dashed" svg:stroke-width="0.106cm" svg:stroke-color="#000080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e6e6ff" draw:textarea-horizontal-align="justify" draw:textarea-vertical-align="top" draw:auto-grow-height="false" fo:min-height="16.007cm" fo:min-width="12.9cm"/>
    </style:style>
    <style:style style:name="gr24" style:family="graphic" style:parent-style-name="standard">
      <style:graphic-properties draw:fill="solid" draw:fill-color="#c8c8ff" draw:textarea-horizontal-align="justify" draw:textarea-vertical-align="middle" draw:auto-grow-height="false" fo:min-height="3.95cm" fo:min-width="9.1cm" fo:wrap-option="wrap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995cm" fo:min-width="0cm"/>
    </style:style>
    <style:style style:name="gr26" style:family="graphic" style:parent-style-name="standard">
      <style:graphic-properties draw:fill-color="#ffffff" draw:textarea-horizontal-align="center" draw:textarea-vertical-align="middle" draw:auto-grow-height="false" fo:min-height="3.35cm" fo:min-width="4.5cm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475cm" fo:min-width="0cm"/>
    </style:style>
    <style:style style:name="gr28" style:family="graphic" style:parent-style-name="standard">
      <style:graphic-properties draw:fill="solid" draw:fill-color="#e6e6ff" draw:textarea-horizontal-align="center" draw:textarea-vertical-align="top" draw:auto-grow-height="false" fo:min-height="16.007cm" fo:min-width="12.9cm"/>
    </style:style>
    <style:style style:name="gr29" style:family="graphic" style:parent-style-name="objectwithoutfill">
      <style:graphic-properties draw:stroke="dash" draw:stroke-dash="Fine_20_Dashed" svg:stroke-width="0.106cm" svg:stroke-color="#000080" draw:marker-start="" draw:marker-start-width="0.358cm" draw:marker-end="Arrow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000080" draw:marker-start-width="0.358cm" draw:marker-end="" draw:marker-end-width="0.458cm" draw:fill="none" draw:fill-color="#000080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721cm" fo:min-width="0cm"/>
    </style:style>
    <style:style style:name="gr3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15cm" fo:min-width="0cm"/>
    </style:style>
    <style:style style:name="gr34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0.85cm" fo:min-width="0cm"/>
    </style:style>
    <style:style style:name="gr35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="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dash" draw:stroke-dash="Fine_20_Dashed" svg:stroke-width="0.106cm" svg:stroke-color="#000080" draw:marker-start="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7" style:family="graphic">
      <style:graphic-properties draw:fill-color="#e6e6ff" draw:textarea-horizontal-align="justify" draw:textarea-vertical-align="top" draw:auto-grow-height="false" fo:min-height="10.75cm" fo:min-width="9.9cm"/>
    </style:style>
    <style:style style:name="gr38" style:family="graphic">
      <style:graphic-properties draw:fill-color="#ffffff" draw:textarea-horizontal-align="left" draw:textarea-vertical-align="middle" draw:auto-grow-height="false" fo:min-height="7.75cm" fo:min-width="6.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94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569cm"/>
    </style:style>
    <style:style style:name="gr42" style:family="graphic" style:parent-style-name="objectwithoutfill">
      <style:graphic-properties svg:stroke-width="0.212cm" svg:stroke-color="#000080" draw:marker-start="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43" style:family="graphic">
      <style:graphic-properties draw:fill-color="#b4b4ff" draw:textarea-horizontal-align="justify" draw:textarea-vertical-align="middle" draw:auto-grow-height="false" fo:min-height="3.75cm" fo:min-width="3.551cm"/>
    </style:style>
    <style:style style:name="gr44" style:family="graphic" style:parent-style-name="standard">
      <style:graphic-properties draw:fill="solid" draw:fill-color="#e6e6ff" draw:textarea-horizontal-align="justify" draw:textarea-vertical-align="top" draw:auto-grow-height="false" fo:min-height="16.007cm" fo:min-width="13.7cm"/>
    </style:style>
    <style:style style:name="gr45" style:family="graphic" style:parent-style-name="standard">
      <style:graphic-properties draw:fill="solid" draw:fill-color="#c8c8ff" draw:textarea-horizontal-align="justify" draw:textarea-vertical-align="middle" draw:auto-grow-height="false" fo:min-height="3.75cm" fo:min-width="10.8cm" fo:wrap-option="wrap"/>
    </style:style>
    <style:style style:name="gr46" style:family="graphic" style:parent-style-name="objectwithoutfill">
      <style:graphic-properties svg:stroke-width="0.106cm" svg:stroke-color="#008000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gr47" style:family="graphic" style:parent-style-name="objectwithoutfill">
      <style:graphic-properties draw:stroke="solid" draw:stroke-dash="Fine_20_Dashed" svg:stroke-width="0.106cm" svg:stroke-color="#000080" draw:marker-start="Arrow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draw:stroke="solid" draw:stroke-dash="Fine_20_Dashed" svg:stroke-width="0.106cm" svg:stroke-color="#000080" draw:marker-start="" draw:marker-start-width="0.358cm" draw:marker-end="Arrow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957cm" fo:min-width="0cm"/>
    </style:style>
    <style:style style:name="gr50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957cm" fo:min-width="0cm"/>
    </style:style>
    <style:style style:name="gr51" style:family="graphic" style:parent-style-name="objectwithoutfill">
      <style:graphic-properties svg:stroke-width="0.106cm" svg:stroke-color="#ff0000" draw:marker-start="Arrow" draw:marker-start-width="0.358cm" draw:marker-end="" draw:marker-end-width="0.458cm" draw:fill="none" draw:fill-color="#000080" draw:textarea-vertical-align="middle" fo:padding-top="0.177cm" fo:padding-bottom="0.177cm" fo:padding-left="0.302cm" fo:padding-right="0.302cm"/>
    </style:style>
    <style:style style:name="gr52" style:family="graphic" style:parent-style-name="standard">
      <style:graphic-properties draw:fill="solid" draw:fill-color="#c8c8ff" draw:textarea-horizontal-align="center" draw:textarea-vertical-align="middle" draw:auto-grow-height="false" fo:min-height="4.75cm" fo:min-width="3.591cm" fo:wrap-option="no-wrap"/>
    </style:style>
    <style:style style:name="gr53" style:family="graphic" style:parent-style-name="standard">
      <style:graphic-properties draw:fill="solid" draw:fill-color="#c8c8ff" draw:textarea-horizontal-align="justify" draw:textarea-vertical-align="middle" draw:auto-grow-height="false" fo:min-height="4.75cm" fo:min-width="3.4cm" fo:wrap-option="no-wrap"/>
    </style:style>
    <style:style style:name="gr54" style:family="graphic" style:parent-style-name="objectwithoutfill">
      <style:graphic-properties draw:stroke="dash" draw:stroke-dash="Fine_20_Dashed" svg:stroke-width="0.106cm" svg:stroke-color="#000080" draw:marker-start="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55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35cm" fo:min-width="0cm"/>
    </style:style>
    <style:style style:name="gr56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svg:stroke-color="#0000ff" draw:fill-color="#ffffff" draw:textarea-horizontal-align="left" draw:textarea-vertical-align="middle" draw:auto-grow-height="false" fo:min-height="5.15cm" fo:min-width="4.9cm"/>
    </style:style>
    <style:style style:name="gr58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521cm" fo:min-width="0cm"/>
    </style:style>
    <style:style style:name="gr59" style:family="graphic" style:parent-style-name="objectwithoutfill">
      <style:graphic-properties draw:stroke="solid" draw:stroke-dash="Ultrafine_20_Dashed" svg:stroke-width="0.106cm" svg:stroke-color="#0000ff" draw:marker-start="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draw:stroke="solid" draw:stroke-dash="Ultrafine_20_Dashed" svg:stroke-width="0.106cm" svg:stroke-color="#0000ff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svg:stroke-color="#ff0000" draw:fill-color="#ffffff" draw:textarea-horizontal-align="left" draw:textarea-vertical-align="middle" draw:auto-grow-height="false" fo:min-height="5.35cm" fo:min-width="5.5cm"/>
    </style:style>
    <style:style style:name="gr62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6.831cm" fo:min-width="0cm"/>
    </style:style>
    <style:style style:name="gr63" style:family="graphic" style:parent-style-name="objectwithoutfill">
      <style:graphic-properties draw:stroke="none" draw:stroke-dash="Ultrafine_20_Dashed" svg:stroke-width="0.106cm" svg:stroke-color="#ff0000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4" style:family="graphic" style:parent-style-name="objectwithoutfill">
      <style:graphic-properties svg:stroke-width="0.106cm" svg:stroke-color="#ff0000" draw:marker-start="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4.922cm" style:use-optimal-column-width="false"/>
    </style:style>
    <style:style style:name="co2" style:family="table-column">
      <style:table-column-properties style:column-width="4.276cm" style:use-optimal-column-width="false"/>
    </style:style>
    <style:style style:name="co3" style:family="table-column">
      <style:table-column-properties style:column-width="2.5cm" style:use-optimal-column-width="false"/>
    </style:style>
    <style:style style:name="co4" style:family="table-column">
      <style:table-column-properties style:column-width="2.1cm" style:use-optimal-column-width="false"/>
    </style:style>
    <style:style style:name="ro1" style:family="table-row">
      <style:table-row-properties style:row-height="1.336cm"/>
    </style:style>
    <style:style style:name="ro2" style:family="table-row">
      <style:table-row-properties style:row-height="1.006cm"/>
    </style:style>
    <style:style style:name="ro3" style:family="table-row">
      <style:table-row-properties style:row-height="0.974cm"/>
    </style:style>
    <style:style style:name="ro4" style:family="table-row">
      <style:table-row-properties style:row-height="1.064cm"/>
    </style:style>
    <style:style style:name="ro5" style:family="table-row">
      <style:table-row-properties style:row-height="1.036cm"/>
    </style:style>
    <style:style style:name="ro6" style:family="table-row">
      <style:table-row-properties style:row-height="0.976cm"/>
    </style:style>
    <style:style style:name="ce1" style:family="table-cell">
      <style:graphic-properties draw:fill="solid" draw:fill-color="#e6e6ff" style:repeat="repeat"/>
      <style:paragraph-properties fo:text-align="center" fo:border="0.57pt solid #000080"/>
      <style:text-properties style:font-name="Bitstream Vera Sans Mono2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 fo:border-left="0.57pt solid #000080" fo:border-right="0.57pt solid #000080" fo:border-top="none" fo:border-bottom="0.57pt solid #000080"/>
      <style:text-properties style:font-name="Bitstream Vera Sans Mono2" fo:font-size="26pt" style:font-size-asian="26pt" style:font-size-complex="26pt"/>
    </style:style>
    <style:style style:name="ce3" style:family="table-cell">
      <style:graphic-properties style:repeat="repeat"/>
      <style:paragraph-properties fo:text-align="center" fo:border="0.57pt solid #000080"/>
      <style:text-properties style:font-name="Bitstream Vera Sans Mono2" fo:font-size="26pt" style:font-size-asian="26pt" style:font-size-complex="26pt"/>
    </style:style>
    <style:style style:name="ce4" style:family="table-cell">
      <style:graphic-properties draw:fill="solid" draw:fill-color="#e6e6ff" style:repeat="repeat"/>
      <style:paragraph-properties fo:text-align="center" fo:border="0.57pt solid #000080"/>
      <style:text-properties style:font-name="Bitstream Vera Sans Mono2" fo:font-size="13pt" fo:font-weight="normal" style:font-size-asian="13pt" style:font-weight-asian="normal" style:font-size-complex="13pt" style:font-weight-complex="normal"/>
    </style:style>
    <style:style style:name="ce5" style:family="table-cell">
      <style:graphic-properties style:repeat="repeat"/>
      <style:paragraph-properties fo:text-align="center" fo:border-left="0.57pt solid #000080" fo:border-right="0.57pt solid #000080" fo:border-top="none" fo:border-bottom="0.57pt solid #000080"/>
      <style:text-properties style:font-name="Bitstream Vera Sans Mono2" fo:font-size="13pt" fo:font-weight="normal" style:font-size-asian="13pt" style:font-weight-asian="normal" style:font-size-complex="13pt" style:font-weight-complex="normal"/>
    </style:style>
    <style:style style:name="ce6" style:family="table-cell">
      <style:graphic-properties style:repeat="repeat"/>
      <style:paragraph-properties fo:text-align="center" fo:border="0.57pt solid #000080"/>
      <style:text-properties style:font-name="Bitstream Vera Sans Mono2" fo:font-size="13pt" fo:font-weight="normal" style:font-size-asian="13pt" style:font-weight-asian="normal" style:font-size-complex="13pt" style:font-weight-complex="normal"/>
    </style:style>
    <style:style style:name="P1" style:family="paragraph">
      <style:text-properties style:font-name="Bitstream Vera Serif1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Bitstream Vera Serif1" fo:font-size="26pt" style:font-size-asian="26pt" style:font-size-complex="26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color="#000000" style:font-name="Bitstream Vera Sans Mono2" fo:font-size="32pt" style:font-size-asian="32pt" style:font-size-complex="32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color="#000080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000080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color="#000080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text-align="center"/>
      <style:text-properties fo:color="#000000" style:font-name="DejaVu Serif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start"/>
      <style:text-properties fo:color="#000000" style:font-name="Bitstream Vera Sans Mono2" fo:font-size="24pt" style:font-size-asian="24pt" style:font-size-complex="24pt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text-align="center"/>
      <style:text-properties fo:color="#000080" fo:font-size="28pt" style:font-size-asian="28pt" style:font-size-complex="28pt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color="#000080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start"/>
      <style:text-properties fo:color="#000000" style:font-name="Bitstream Vera Sans Mono2"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text-align="end"/>
      <style:text-properties fo:font-size="20pt" style:font-size-asian="20pt" style:font-size-complex="20pt"/>
    </style:style>
    <style:style style:name="P30" style:family="paragraph">
      <style:paragraph-properties fo:text-align="end"/>
      <style:text-properties fo:color="#000080" fo:font-size="22pt" style:font-size-asian="22pt" style:font-size-complex="22pt"/>
    </style:style>
    <style:style style:name="P31" style:family="paragraph">
      <style:paragraph-properties fo:text-align="start"/>
      <style:text-properties fo:font-size="22pt" style:font-size-asian="22pt" style:font-size-complex="22pt"/>
    </style:style>
    <style:style style:name="P32" style:family="paragraph">
      <style:paragraph-properties fo:text-align="start"/>
      <style:text-properties fo:color="#000080" fo:font-size="22pt" style:font-size-asian="22pt" style:font-size-complex="22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color="#000080" fo:font-size="22pt" style:font-size-asian="22pt" style:font-size-complex="22pt"/>
    </style:style>
    <style:style style:name="P35" style:family="paragraph">
      <style:paragraph-properties fo:text-align="center"/>
      <style:text-properties fo:font-size="20pt"/>
    </style:style>
    <style:style style:name="P36" style:family="paragraph">
      <style:paragraph-properties fo:text-align="center"/>
      <style:text-properties fo:font-size="20pt" style:font-size-asian="20pt" style:font-size-complex="20pt"/>
    </style:style>
    <style:style style:name="P37" style:family="paragraph">
      <style:paragraph-properties fo:text-align="start"/>
      <style:text-properties fo:font-size="20pt"/>
    </style:style>
    <style:style style:name="P38" style:family="paragraph">
      <style:paragraph-properties fo:text-align="start"/>
      <style:text-properties fo:color="#000000" style:font-name="Bitstream Vera Sans Mono2" fo:font-size="20pt" style:font-size-asian="20pt" style:font-size-complex="20pt"/>
    </style:style>
    <style:style style:name="P39" style:family="paragraph">
      <style:paragraph-properties fo:text-align="center"/>
      <style:text-properties fo:color="#000000" fo:font-size="22pt" style:font-size-asian="22pt" style:font-size-complex="22pt"/>
    </style:style>
    <style:style style:name="P40" style:family="paragraph">
      <style:paragraph-properties fo:text-align="center"/>
      <style:text-properties fo:font-size="22pt"/>
    </style:style>
    <style:style style:name="P41" style:family="paragraph">
      <style:paragraph-properties fo:text-align="center"/>
      <style:text-properties fo:color="#000000" style:font-name="DejaVu Serif" fo:font-size="22pt" style:font-size-asian="22pt" style:font-size-complex="22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paragraph-properties fo:text-align="center"/>
      <style:text-properties fo:color="#008000" fo:font-size="22pt" style:font-size-asian="22pt" style:font-size-complex="22pt"/>
    </style:style>
    <style:style style:name="P44" style:family="paragraph">
      <style:paragraph-properties fo:text-align="center"/>
      <style:text-properties fo:color="#ff0000" fo:font-size="20pt" style:font-size-asian="20pt" style:font-size-complex="20pt"/>
    </style:style>
    <style:style style:name="P4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6" style:family="paragraph">
      <style:paragraph-properties fo:text-align="center"/>
      <style:text-properties fo:color="#000080" fo:font-size="20pt" style:font-size-asian="20pt" style:font-size-complex="20pt"/>
    </style:style>
    <style:style style:name="P47" style:family="paragraph">
      <style:paragraph-properties fo:text-align="start"/>
      <style:text-properties fo:color="#000000" style:font-name="Bitstream Vera Sans Mono2" fo:font-size="18pt" style:font-size-asian="18pt" style:font-size-complex="18pt"/>
    </style:style>
    <style:style style:name="P48" style:family="paragraph">
      <style:paragraph-properties fo:text-align="center"/>
      <style:text-properties fo:color="#0000ff" fo:font-size="22pt" style:font-size-asian="22pt" style:font-size-complex="22pt"/>
    </style:style>
    <style:style style:name="P49" style:family="paragraph">
      <style:paragraph-properties fo:text-align="center"/>
      <style:text-properties fo:color="#ff0000" fo:font-size="22pt" style:font-size-asian="22pt" style:font-size-complex="22pt"/>
    </style:style>
    <style:style style:name="T1" style:family="text">
      <style:text-properties style:font-name="Bitstream Vera Serif1" fo:font-size="44pt" style:font-size-asian="44pt" style:font-size-complex="44pt"/>
    </style:style>
    <style:style style:name="T2" style:family="text">
      <style:text-properties style:font-name="Bitstream Vera Serif1" fo:font-size="40pt" style:font-size-asian="40pt" style:font-size-complex="40pt"/>
    </style:style>
    <style:style style:name="T3" style:family="text">
      <style:text-properties style:font-name="Bitstream Vera Serif1" fo:font-size="26pt" style:font-size-asian="26pt" style:font-size-complex="26pt"/>
    </style:style>
    <style:style style:name="T4" style:family="text">
      <style:text-properties style:font-name="Bitstream Vera Serif1" fo:font-size="28pt" style:font-size-asian="28pt" style:font-size-complex="2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666666" style:font-name="Bitstream Vera Sans Mono2" fo:font-size="32pt" style:font-size-asian="32pt" style:font-size-complex="32pt"/>
    </style:style>
    <style:style style:name="T7" style:family="text">
      <style:text-properties fo:color="#ffffff" style:font-name="Bitstream Vera Sans Mono2" fo:font-size="32pt" style:font-size-asian="32pt" style:font-size-complex="32pt"/>
    </style:style>
    <style:style style:name="T8" style:family="text">
      <style:text-properties fo:color="#808080" style:font-name="Bitstream Vera Sans Mono2" fo:font-size="32pt" style:font-size-asian="32pt" style:font-size-complex="32pt"/>
    </style:style>
    <style:style style:name="T9" style:family="text">
      <style:text-properties fo:color="#000000" style:font-name="Bitstream Vera Sans Mono2" fo:font-size="32pt" style:font-size-asian="32pt" style:font-size-complex="32pt"/>
    </style:style>
    <style:style style:name="T10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8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00008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00" style:font-name="DejaVu Serif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000000" style:font-name="Bitstream Vera Sans Mono2" fo:font-size="24pt" style:font-size-asian="24pt" style:font-size-complex="24pt"/>
    </style:style>
    <style:style style:name="T24" style:family="text">
      <style:text-properties style:font-name="Bitstream Vera Sans Mono2" fo:font-size="26pt" style:font-size-asian="26pt" style:font-size-complex="2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000080" fo:font-size="28pt" style:font-size-asian="28pt" style:font-size-complex="28pt"/>
    </style:style>
    <style:style style:name="T30" style:family="text">
      <style:text-properties fo:color="#000080" fo:font-size="28pt" fo:font-style="normal" style:font-size-asian="28pt" style:font-style-asian="normal" style:font-size-complex="28pt" style:font-style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Bitstream Vera Sans Mono2" fo:font-size="18pt" fo:font-weight="normal" style:font-size-asian="13pt" style:font-weight-asian="normal" style:font-size-complex="13pt" style:font-weight-complex="normal"/>
    </style:style>
    <style:style style:name="T33" style:family="text">
      <style:text-properties fo:color="#000080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color="#000000" style:font-name="Bitstream Vera Sans Mono2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20pt"/>
    </style:style>
    <style:style style:name="T36" style:family="text">
      <style:text-properties fo:color="#000080" fo:font-size="22pt" style:font-size-asian="22pt" style:font-size-complex="22pt"/>
    </style:style>
    <style:style style:name="T37" style:family="text">
      <style:text-properties fo:color="#000080" fo:font-size="22pt" fo:font-style="normal" style:font-size-asian="22pt" style:font-style-asian="normal" style:font-size-complex="22pt" style:font-style-complex="normal"/>
    </style:style>
    <style:style style:name="T38" style:family="text">
      <style:text-properties fo:color="#0000ff" style:font-name="DejaVu Sans Mono" fo:font-size="20pt" style:font-size-asian="20pt" style:font-size-complex="20pt"/>
    </style:style>
    <style:style style:name="T39" style:family="text">
      <style:text-properties fo:color="#000000" style:font-name="Bitstream Vera Sans Mono2" fo:font-size="20pt" style:font-size-asian="20pt" style:font-size-complex="20pt"/>
    </style:style>
    <style:style style:name="T40" style:family="text">
      <style:text-properties fo:color="#666666" style:font-name="Bitstream Vera Sans Mono2" fo:font-size="20pt" style:font-size-asian="20pt" style:font-size-complex="20pt"/>
    </style:style>
    <style:style style:name="T41" style:family="text">
      <style:text-properties fo:color="#000000" fo:font-size="22pt" style:font-size-asian="22pt" style:font-size-complex="22pt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fo:color="#000000" style:font-name="DejaVu Serif" fo:font-size="22pt" style:font-size-asian="22pt" style:font-size-complex="22pt"/>
    </style:style>
    <style:style style:name="T44" style:family="text">
      <style:text-properties style:font-name="Bitstream Vera Sans Mono2" fo:font-size="16pt" style:font-size-asian="16pt" style:font-size-complex="16pt"/>
    </style:style>
    <style:style style:name="T45" style:family="text">
      <style:text-properties style:font-name="Bitstream Vera Sans Mono2" fo:font-size="18pt" style:font-size-asian="18pt" style:font-size-complex="18pt"/>
    </style:style>
    <style:style style:name="T46" style:family="text">
      <style:text-properties fo:color="#008000" fo:font-size="22pt" style:font-size-asian="22pt" style:font-size-complex="22pt"/>
    </style:style>
    <style:style style:name="T47" style:family="text">
      <style:text-properties fo:color="#ff0000" fo:font-size="20pt" style:font-size-asian="20pt" style:font-size-complex="20pt"/>
    </style:style>
    <style:style style:name="T48" style:family="text">
      <style:text-properties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0080" fo:font-size="20pt" style:font-size-asian="20pt" style:font-size-complex="20pt"/>
    </style:style>
    <style:style style:name="T50" style:family="text">
      <style:text-properties fo:color="#0000ff" style:font-name="DejaVu Sans Mono" fo:font-size="18pt" style:font-size-asian="18pt" style:font-size-complex="18pt"/>
    </style:style>
    <style:style style:name="T51" style:family="text">
      <style:text-properties fo:color="#000000" style:font-name="Bitstream Vera Sans Mono2" fo:font-size="18pt" style:font-size-asian="18pt" style:font-size-complex="18pt"/>
    </style:style>
    <style:style style:name="T52" style:family="text">
      <style:text-properties fo:color="#0000ff" fo:font-size="22pt" style:font-size-asian="22pt" style:font-size-complex="22pt"/>
    </style:style>
    <style:style style:name="T53" style:family="text">
      <style:text-properties fo:color="#ff0000" fo:font-size="22pt" style:font-size-asian="22pt" style:font-size-complex="22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.2cm" svg:height="21cm" svg:x="-0.2cm" svg:y="0cm" presentation:class="subtitle" presentation:user-transformed="true">
          <draw:text-box>
            <text:p><text:span text:style-name="T1">Synthesis of</text:span></text:p>
            <text:p><text:span text:style-name="T1">Simple While Programs</text:span></text:p>
            <text:p><text:span text:style-name="T1">Using Answer Set Programming</text:span></text:p>
            <text:p><text:span text:style-name="T2"/></text:p>
          </draw:text-box>
        </draw:frame>
        <draw:frame draw:style-name="gr1" draw:text-style-name="P3" draw:layer="layout" svg:width="28cm" svg:height="21.4cm" svg:x="0cm" svg:y="-0.4cm">
          <draw:text-box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  <text:p text:style-name="P2"><text:span text:style-name="T4">Joseph Crow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A Simple While Program:</text:span></text:p>
          </draw:text-box>
        </draw:frame>
        <draw:custom-shape draw:style-name="gr3" draw:text-style-name="P5" draw:layer="layout" svg:width="25.399cm" svg:height="15.257cm" svg:x="1.2cm" svg:y="4.343cm">
          <text:p text:style-name="P2"><text:span text:style-name="T6">Input: x</text:span><text:span text:style-name="T7"> = x₀ ≥ 0</text:span></text:p>
          <text:p text:style-name="P2"><text:span text:style-name="T8"/></text:p>
          <text:p text:style-name="P2"><text:span text:style-name="T9">y = 1;</text:span></text:p>
          <text:p text:style-name="P2"><text:span text:style-name="T9">while (x &gt; 0) {</text:span></text:p>
          <text:p text:style-name="P2"><text:span text:style-name="T9"><text:s text:c="3"/></text:span><text:span text:style-name="T9">y = 2 * x;</text:span></text:p>
          <text:p text:style-name="P2"><text:span text:style-name="T9"><text:s text:c="3"/></text:span><text:span text:style-name="T9">x = x - 1;</text:span><text:span text:style-name="T9"><text:tab/></text:span><text:span text:style-name="T9"><text:tab/></text:span><text:span text:style-name="T9"><text:tab/></text:span></text:p>
          <text:p text:style-name="P2"><text:span text:style-name="T9">}</text:span></text:p>
          <text:p text:style-name="P2"><text:span text:style-name="T9"/></text:p>
          <text:p text:style-name="P2"><text:span text:style-name="T6">Output: y</text:span><text:span text:style-name="T7"> = 2 ^ x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A Simple While Program:</text:span></text:p>
          </draw:text-box>
        </draw:frame>
        <draw:custom-shape draw:style-name="gr4" draw:text-style-name="P5" draw:layer="layout" svg:width="25.399cm" svg:height="15.257cm" svg:x="1.2cm" svg:y="4.343cm">
          <text:p text:style-name="P2"><text:span text:style-name="T6">Input: x = x₀ ≥ 0</text:span></text:p>
          <text:p text:style-name="P2"><text:span text:style-name="T8"/></text:p>
          <text:p text:style-name="P2"><text:span text:style-name="T9">y = 1;</text:span></text:p>
          <text:p text:style-name="P2"><text:span text:style-name="T9">while (x &gt; 0) {</text:span></text:p>
          <text:p text:style-name="P2"><text:span text:style-name="T9"><text:s text:c="3"/></text:span><text:span text:style-name="T9">y = 2 * x;</text:span></text:p>
          <text:p text:style-name="P2"><text:span text:style-name="T9"><text:s text:c="3"/></text:span><text:span text:style-name="T9">x = x - 1;</text:span><text:span text:style-name="T9"><text:tab/></text:span><text:span text:style-name="T9"><text:tab/></text:span><text:span text:style-name="T9"><text:tab/></text:span></text:p>
          <text:p text:style-name="P2"><text:span text:style-name="T9">}</text:span></text:p>
          <text:p text:style-name="P2"><text:span text:style-name="T9"/></text:p>
          <text:p text:style-name="P2"><text:span text:style-name="T6">Output: y = 2 ^ x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The Simple While Language</text:span></text:p>
          </draw:text-box>
        </draw:frame>
        <draw:custom-shape draw:style-name="gr4" draw:text-style-name="P5" draw:layer="layout" svg:width="25.399cm" svg:height="15.257cm" svg:x="1.2cm" svg:y="4.343cm">
          <text:p text:style-name="P2"><text:span text:style-name="T6">Input: x = x₀ ≥ 0</text:span></text:p>
          <text:p text:style-name="P2"><text:span text:style-name="T8"/></text:p>
          <text:p text:style-name="P2"><text:span text:style-name="T9">y = 1;</text:span></text:p>
          <text:p text:style-name="P2"><text:span text:style-name="T9">while (x &gt; 0) {</text:span></text:p>
          <text:p text:style-name="P2"><text:span text:style-name="T9"><text:s text:c="3"/></text:span><text:span text:style-name="T9">y = 2 * x;</text:span></text:p>
          <text:p text:style-name="P2"><text:span text:style-name="T9"><text:s text:c="3"/></text:span><text:span text:style-name="T9">x = x - 1;</text:span><text:span text:style-name="T9"><text:tab/></text:span><text:span text:style-name="T9"><text:tab/></text:span><text:span text:style-name="T9"><text:tab/></text:span></text:p>
          <text:p text:style-name="P2"><text:span text:style-name="T9">}</text:span></text:p>
          <text:p text:style-name="P2"><text:span text:style-name="T9"/></text:p>
          <text:p text:style-name="P2"><text:span text:style-name="T6">Output: y = 2 ^ x₀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399cm" svg:height="4.226cm" svg:x="21.2cm" svg:y="4.4cm">
          <draw:text-box>
            <text:p><text:span text:style-name="T10">Global integer variables</text:span></text:p>
          </draw:text-box>
        </draw:frame>
        <draw:line draw:style-name="gr6" draw:text-style-name="P8" draw:layer="layout" svg:x1="21.2cm" svg:y1="6.8cm" svg:x2="8.8cm" svg:y2="9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The Simple While Language</text:span></text:p>
          </draw:text-box>
        </draw:frame>
        <draw:custom-shape draw:style-name="gr7" draw:text-style-name="P5" draw:layer="Layout" svg:width="25.399cm" svg:height="15.257cm" svg:x="1.2cm" svg:y="4.343cm">
          <text:p text:style-name="P2"><text:span text:style-name="T6">Input: x = x₀ ≥ 0</text:span></text:p>
          <text:p text:style-name="P2"><text:span text:style-name="T8"/></text:p>
          <text:p text:style-name="P2"><text:span text:style-name="T9">y = 1;</text:span></text:p>
          <text:p text:style-name="P2"><text:span text:style-name="T9">while (x &gt; 0) {</text:span></text:p>
          <text:p text:style-name="P2"><text:span text:style-name="T9"><text:s text:c="3"/></text:span><text:span text:style-name="T9">y = 2 * x;</text:span></text:p>
          <text:p text:style-name="P2"><text:span text:style-name="T9"><text:s text:c="3"/></text:span><text:span text:style-name="T9">x = x - 1;</text:span><text:span text:style-name="T9"><text:tab/></text:span><text:span text:style-name="T9"><text:tab/></text:span><text:span text:style-name="T9"><text:tab/></text:span></text:p>
          <text:p text:style-name="P2"><text:span text:style-name="T9">}</text:span></text:p>
          <text:p text:style-name="P2"><text:span text:style-name="T9"/></text:p>
          <text:p text:style-name="P2"><text:span text:style-name="T6">Output: y = 2 ^ x₀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399cm" svg:height="4.226cm" svg:x="21.2cm" svg:y="4.4cm">
          <draw:text-box>
            <text:p><text:span text:style-name="T10">Global integer variables</text:span></text:p>
          </draw:text-box>
        </draw:frame>
        <draw:frame draw:style-name="gr8" draw:text-style-name="P10" draw:layer="layout" svg:width="6.8cm" svg:height="2.571cm" svg:x="20.6cm" svg:y="13.829cm">
          <draw:text-box>
            <text:p text:style-name="P9"><text:span text:style-name="T11">Arithmetic operations</text:span></text:p>
          </draw:text-box>
        </draw:frame>
        <draw:line draw:style-name="gr6" draw:text-style-name="P8" draw:layer="layout" svg:x1="20.6cm" svg:y1="14.6cm" svg:x2="16.6cm" svg:y2="13.2cm">
          <text:p/>
        </draw:line>
        <draw:line draw:style-name="gr6" draw:text-style-name="P8" draw:layer="layout" svg:x1="21.213cm" svg:y1="6.831cm" svg:x2="8.813cm" svg:y2="9.031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The Simple While Language</text:span></text:p>
          </draw:text-box>
        </draw:frame>
        <draw:custom-shape draw:style-name="gr7" draw:text-style-name="P5" draw:layer="Layout" svg:width="25.399cm" svg:height="15.257cm" svg:x="1.2cm" svg:y="4.343cm">
          <text:p text:style-name="P2"><text:span text:style-name="T6">Input: x = x₀ ≥ 0</text:span></text:p>
          <text:p text:style-name="P2"><text:span text:style-name="T8"/></text:p>
          <text:p text:style-name="P2"><text:span text:style-name="T9">y = 1;</text:span></text:p>
          <text:p text:style-name="P2"><text:span text:style-name="T9">while (x &gt; 0) {</text:span></text:p>
          <text:p text:style-name="P2"><text:span text:style-name="T9"><text:s text:c="3"/></text:span><text:span text:style-name="T9">y = 2 * x;</text:span></text:p>
          <text:p text:style-name="P2"><text:span text:style-name="T9"><text:s text:c="3"/></text:span><text:span text:style-name="T9">x = x - 1;</text:span><text:span text:style-name="T9"><text:tab/></text:span><text:span text:style-name="T9"><text:tab/></text:span><text:span text:style-name="T9"><text:tab/></text:span></text:p>
          <text:p text:style-name="P2"><text:span text:style-name="T9">}</text:span></text:p>
          <text:p text:style-name="P2"><text:span text:style-name="T9"/></text:p>
          <text:p text:style-name="P2"><text:span text:style-name="T6">Output: y = 2 ^ x₀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399cm" svg:height="4.226cm" svg:x="21.2cm" svg:y="4.4cm">
          <draw:text-box>
            <text:p><text:span text:style-name="T10">Global integer variables</text:span></text:p>
          </draw:text-box>
        </draw:frame>
        <draw:line draw:style-name="gr6" draw:text-style-name="P8" draw:layer="layout" svg:x1="4.2cm" svg:y1="8.8cm" svg:x2="7.4cm" svg:y2="10.8cm">
          <text:p/>
        </draw:line>
        <draw:frame draw:style-name="gr9" draw:text-style-name="P12" draw:layer="layout" svg:width="10.4cm" svg:height="4.891cm" svg:x="0.2cm" svg:y="3.909cm">
          <draw:text-box>
            <text:p text:style-name="P11"><text:span text:style-name="T12">Control flow by</text:span></text:p>
            <text:p text:style-name="P11"><text:span text:style-name="T13">while</text:span><text:span text:style-name="T11"> loops</text:span></text:p>
            <text:p text:style-name="P11"><text:span text:style-name="T11">and</text:span></text:p>
            <text:p text:style-name="P11"><text:span text:style-name="T13">if</text:span><text:span text:style-name="T11"> statements</text:span></text:p>
          </draw:text-box>
        </draw:frame>
        <draw:frame draw:style-name="gr8" draw:text-style-name="P10" draw:layer="layout" svg:width="6.8cm" svg:height="2.571cm" svg:x="20.6cm" svg:y="13.829cm">
          <draw:text-box>
            <text:p text:style-name="P9"><text:span text:style-name="T11">Arithmetic operations</text:span></text:p>
          </draw:text-box>
        </draw:frame>
        <draw:line draw:style-name="gr6" draw:text-style-name="P8" draw:layer="layout" svg:x1="20.6cm" svg:y1="14.6cm" svg:x2="16.6cm" svg:y2="13.2cm">
          <text:p/>
        </draw:line>
        <draw:line draw:style-name="gr6" draw:text-style-name="P8" draw:layer="layout" svg:x1="21.213cm" svg:y1="6.831cm" svg:x2="8.813cm" svg:y2="9.031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The Simple While Language</text:span></text:p>
          </draw:text-box>
        </draw:frame>
        <draw:custom-shape draw:style-name="gr7" draw:text-style-name="P5" draw:layer="Layout" svg:width="25.399cm" svg:height="15.257cm" svg:x="1.2cm" svg:y="4.343cm">
          <text:p text:style-name="P2"><text:span text:style-name="T6">Input: x = x₀ ≥ 0</text:span></text:p>
          <text:p text:style-name="P2"><text:span text:style-name="T8"/></text:p>
          <text:p text:style-name="P2"><text:span text:style-name="T9">y = 1;</text:span></text:p>
          <text:p text:style-name="P2"><text:span text:style-name="T9">while (x &gt; 0) {</text:span></text:p>
          <text:p text:style-name="P2"><text:span text:style-name="T9"><text:s text:c="3"/></text:span><text:span text:style-name="T9">y = 2 * x;</text:span></text:p>
          <text:p text:style-name="P2"><text:span text:style-name="T9"><text:s text:c="3"/></text:span><text:span text:style-name="T9">x = x - 1;</text:span><text:span text:style-name="T9"><text:tab/></text:span><text:span text:style-name="T9"><text:tab/></text:span><text:span text:style-name="T9"><text:tab/></text:span></text:p>
          <text:p text:style-name="P2"><text:span text:style-name="T9">}</text:span></text:p>
          <text:p text:style-name="P2"><text:span text:style-name="T9"/></text:p>
          <text:p text:style-name="P2"><text:span text:style-name="T6">Output: y = 2 ^ x₀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399cm" svg:height="4.226cm" svg:x="21.2cm" svg:y="4.4cm">
          <draw:text-box>
            <text:p><text:span text:style-name="T10">Global integer variables</text:span></text:p>
          </draw:text-box>
        </draw:frame>
        <draw:line draw:style-name="gr6" draw:text-style-name="P8" draw:layer="layout" svg:x1="4.2cm" svg:y1="8.8cm" svg:x2="7.4cm" svg:y2="10.8cm">
          <text:p/>
        </draw:line>
        <draw:frame draw:style-name="gr9" draw:text-style-name="P12" draw:layer="layout" svg:width="10.4cm" svg:height="4.891cm" svg:x="0.2cm" svg:y="3.909cm">
          <draw:text-box>
            <text:p text:style-name="P11"><text:span text:style-name="T12">Control flow by</text:span></text:p>
            <text:p text:style-name="P11"><text:span text:style-name="T13">while</text:span><text:span text:style-name="T11"> loops</text:span></text:p>
            <text:p text:style-name="P11"><text:span text:style-name="T11">and</text:span></text:p>
            <text:p text:style-name="P11"><text:span text:style-name="T13">if</text:span><text:span text:style-name="T11"> statements</text:span></text:p>
          </draw:text-box>
        </draw:frame>
        <draw:frame draw:style-name="gr8" draw:text-style-name="P10" draw:layer="layout" svg:width="6.8cm" svg:height="2.571cm" svg:x="20.6cm" svg:y="13.829cm">
          <draw:text-box>
            <text:p text:style-name="P9"><text:span text:style-name="T11">Arithmetic operations</text:span></text:p>
          </draw:text-box>
        </draw:frame>
        <draw:line draw:style-name="gr6" draw:text-style-name="P8" draw:layer="layout" svg:x1="20.6cm" svg:y1="14.6cm" svg:x2="16.6cm" svg:y2="13.2cm">
          <text:p/>
        </draw:line>
        <draw:frame draw:style-name="gr5" draw:text-style-name="P7" draw:layer="layout" svg:width="7cm" svg:height="4.226cm" svg:x="0cm" svg:y="16.8cm">
          <draw:text-box>
            <text:p text:style-name="P13"><text:span text:style-name="T10">I/O through</text:span></text:p>
            <text:p text:style-name="P13"><text:span text:style-name="T10">variables</text:span></text:p>
          </draw:text-box>
        </draw:frame>
        <draw:line draw:style-name="gr6" draw:text-style-name="P8" draw:layer="layout" svg:x1="3.4cm" svg:y1="18.4cm" svg:x2="7.4cm" svg:y2="17.4cm">
          <text:p/>
        </draw:line>
        <draw:line draw:style-name="gr6" draw:text-style-name="P8" draw:layer="layout" svg:x1="21.213cm" svg:y1="6.831cm" svg:x2="8.813cm" svg:y2="9.031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625cm" svg:x="1.4cm" svg:y="0.778cm" presentation:class="title" presentation:user-transformed="true">
          <draw:text-box>
            <text:p>The Problem:<text:line-break/>Program Synthesis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5">U</text:span><text:span text:style-name="T16">sually done by human programmers, but:</text:span></text:p>
                <text:list>
                  <text:list-item>
                    <text:p><text:span text:style-name="T16">Time-consuming and error prone</text:span></text:p>
                  </text:list-item>
                  <text:list-item>
                    <text:p><text:span text:style-name="T16">Requires expert knowledge</text:span></text:p>
                  </text:list-item>
                  <text:list-item>
                    <text:p><text:span text:style-name="T17">Particularly difficult for begi</text:span><text:span text:style-name="T18">n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625cm" svg:x="1.4cm" svg:y="0.778cm" presentation:class="title">
          <draw:text-box>
            <text:p>The Problem:<text:line-break/>Program Synthesis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14"><text:span text:style-name="T19"/></text:p>
              </text:list-header>
              <text:list-item>
                <text:p text:style-name="P14"><text:span text:style-name="T19">We might address this by providing an abstraction that:</text:span></text:p>
                <text:list>
                  <text:list-item>
                    <text:p text:style-name="P14"><text:span text:style-name="T19">Takes a high-level, user-friendly specification</text:span></text:p>
                  </text:list-item>
                  <text:list-item>
                    <text:p text:style-name="P14"><text:span text:style-name="T19">Produces an efficient executable program</text:span></text:p>
                  </text:list-item>
                  <text:list-item>
                    <text:p text:style-name="P14"><text:span text:style-name="T19">Can act as a learning aid in 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6" draw:layer="layout" svg:width="25.199cm" svg:height="3.625cm" svg:x="1.4cm" svg:y="0.778cm" presentation:class="title" presentation:user-transformed="true">
          <draw:text-box>
            <text:p><text:span text:style-name="T20">The Problem:</text:span><text:span text:style-name="T20"><text:line-break/></text:span><text:span text:style-name="T20">Program Synthesis</text:span></text:p>
          </draw:text-box>
        </draw:frame>
        <draw:custom-shape draw:style-name="gr10" draw:text-style-name="P18" draw:layer="layout" svg:width="7.8cm" svg:height="5cm" svg:x="19.2cm" svg:y="8.6cm">
          <text:p text:style-name="P17"><text:span text:style-name="T21">Program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8.8cm" svg:y1="11.1cm" svg:x2="10cm" svg:y2="11.1cm">
          <text:p/>
        </draw:line>
        <draw:line draw:style-name="gr11" draw:text-style-name="P8" draw:layer="layout" svg:x1="8.747cm" svg:y1="11.1cm" svg:x2="19.2cm" svg:y2="11.1cm">
          <text:p/>
        </draw:line>
        <draw:custom-shape draw:style-name="gr12" draw:text-style-name="P19" draw:layer="layout" svg:width="8cm" svg:height="5cm" svg:x="10cm" svg:y="8.6cm">
          <text:p text:style-name="P17"><text:span text:style-name="T21">Synthesi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7.8cm" svg:height="5cm" svg:x="1cm" svg:y="8.6cm">
          <text:p text:style-name="P17"><text:span text:style-name="T21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8.2cm" svg:height="2.877cm" svg:x="9.8cm" svg:y="13.836cm">
          <draw:text-box>
            <text:p text:style-name="P17"><text:span text:style-name="T15">The aim of this pro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line draw:style-name="gr14" draw:text-style-name="P8" draw:layer="layout" svg:x1="9.997cm" svg:y1="12.404cm" svg:x2="17.997cm" svg:y2="12.404cm">
          <text:p/>
        </draw:line>
        <draw:frame presentation:style-name="pr3" draw:layer="layout" svg:width="25.199cm" svg:height="3.625cm" svg:x="1.4cm" svg:y="0.778cm" presentation:class="title" presentation:user-transformed="true">
          <draw:text-box>
            <text:p>Basic Approach:<text:line-break/>Learning from Examples</text:p>
          </draw:text-box>
        </draw:frame>
        <draw:custom-shape draw:style-name="gr15" draw:text-style-name="P20" draw:layer="layout" svg:width="6.4cm" svg:height="6cm" svg:x="10.797cm" svg:y="9.304cm">
          <text:p text:style-name="P8"><text:span text:style-name="T22">Synthesis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9.2cm" svg:height="9.2cm" svg:x="18cm" svg:y="6.2cm">
          <text:p text:style-name="P2"><text:span text:style-name="T23">y = 1;</text:span></text:p>
          <text:p text:style-name="P2"><text:span text:style-name="T23">while (x &gt; 0) {</text:span></text:p>
          <text:p text:style-name="P2"><text:span text:style-name="T23"><text:s text:c="3"/></text:span><text:span text:style-name="T23">y = 2 * x;</text:span></text:p>
          <text:p text:style-name="P2"><text:span text:style-name="T23"><text:s text:c="3"/></text:span><text:span text:style-name="T23">x = x - 1;</text:span></text:p>
          <text:p text:style-name="P2"><text:span text:style-name="T2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197cm" svg:height="9.351cm" svg:x="0.8cm" svg:y="5.95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24">x₀</text:span></text:p>
              </table:table-cell>
              <table:table-cell>
                <text:p text:style-name="P8"><text:span text:style-name="T24">y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4">0</text:span></text:p>
              </table:table-cell>
              <table:table-cell>
                <text:p text:style-name="P8"><text:span text:style-name="T24">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4">1</text:span></text:p>
              </table:table-cell>
              <table:table-cell>
                <text:p text:style-name="P8"><text:span text:style-name="T24">2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4">2</text:span></text:p>
              </table:table-cell>
              <table:table-cell>
                <text:p text:style-name="P8"><text:span text:style-name="T24">4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4">3</text:span></text:p>
              </table:table-cell>
              <table:table-cell>
                <text:p text:style-name="P8"><text:span text:style-name="T24">8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4">4</text:span></text:p>
              </table:table-cell>
              <table:table-cell>
                <text:p text:style-name="P8"><text:span text:style-name="T24">16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4">5</text:span></text:p>
              </table:table-cell>
              <table:table-cell>
                <text:p text:style-name="P8"><text:span text:style-name="T24">3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2" draw:layer="layout" svg:width="9.2cm" svg:height="5.6cm" svg:x="0.8cm" svg:y="15.6cm">
          <draw:text-box>
            <text:p text:style-name="P22"><text:span text:style-name="T25">User-provided input/output </text:span><text:span text:style-name="T26">examples</text:span></text:p>
          </draw:text-box>
        </draw:frame>
        <draw:frame draw:style-name="gr18" draw:text-style-name="P22" draw:layer="layout" svg:width="9.2cm" svg:height="5.8cm" svg:x="9.4cm" svg:y="15.4cm">
          <draw:text-box>
            <text:p text:style-name="P8"><text:span text:style-name="T25">Learns program </text:span><text:span text:style-name="T27">inductively</text:span></text:p>
            <text:p text:style-name="P8"><text:span text:style-name="T25">from examples</text:span></text:p>
          </draw:text-box>
        </draw:frame>
        <draw:frame draw:style-name="gr17" draw:text-style-name="P22" draw:layer="layout" svg:width="9.2cm" svg:height="5.6cm" svg:x="18cm" svg:y="15.6cm">
          <draw:text-box>
            <text:p text:style-name="P17"><text:span text:style-name="T25">Program generalises all of th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19" draw:text-style-name="P23" draw:layer="layout" svg:width="9.6cm" svg:height="4cm" svg:x="9.2cm" svg:y="7.2cm">
          <text:p text:style-name="P11"><text:span text:style-name="T28">Simulator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7cm" svg:y1="8.1cm" svg:x2="9.2cm" svg:y2="8.1cm">
          <text:p/>
        </draw:line>
        <draw:line draw:style-name="gr21" draw:text-style-name="P8" draw:layer="layout" svg:x1="9.2cm" svg:y1="8.1cm" svg:x2="18.8cm" svg:y2="8.1cm">
          <text:p/>
        </draw:line>
        <draw:line draw:style-name="gr20" draw:text-style-name="P8" draw:layer="layout" svg:x1="18.8cm" svg:y1="8.1cm" svg:x2="22.2cm" svg:y2="8.1cm">
          <text:p/>
        </draw:line>
        <draw:frame draw:style-name="gr22" draw:text-style-name="P24" draw:layer="layout" svg:width="5.865cm" svg:height="2.555cm" svg:x="0.936cm" svg:y="6.846cm">
          <draw:text-box>
            <text:p text:style-name="P11"><text:span text:style-name="T29">Program</text:span></text:p>
            <text:p text:style-name="P11"><text:span text:style-name="T30">and</text:span><text:span text:style-name="T29"> Inputs</text:span></text:p>
          </draw:text-box>
        </draw:frame>
        <draw:frame draw:style-name="gr22" draw:text-style-name="P24" draw:layer="layout" svg:width="4.515cm" svg:height="1.403cm" svg:x="22.286cm" svg:y="7.401cm">
          <draw:text-box>
            <text:p text:style-name="P11"><text:span text:style-name="T29">Outpu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Demonstrate running the example program and show source code of simulator.</text:p>
            </draw:text-box>
          </draw:frame>
        </presentation:notes>
      </draw:page>
      <draw:page draw:name="page13" draw:style-name="dp1" draw:master-page-name="Default" presentation:presentation-page-layout-name="AL2T19">
        <draw:custom-shape draw:style-name="gr23" draw:text-style-name="P26" draw:layer="layout" svg:width="13.4cm" svg:height="16.257cm" svg:x="7.4cm" svg:y="4.343cm">
          <text:p text:style-name="P25"><text:span text:style-name="T31"/></text:p>
          <text:p text:style-name="P25"><text:span text:style-name="T28">Synthesiser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3" draw:layer="layout" svg:width="9.6cm" svg:height="4.2cm" svg:x="9.2cm" svg:y="14.4cm">
          <text:p text:style-name="P11"><text:span text:style-name="T28">Learner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6.065cm" svg:y1="15.6cm" svg:x2="9.2cm" svg:y2="15.6cm">
          <text:p/>
        </draw:line>
        <draw:frame draw:style-name="standard" draw:layer="layout" svg:width="4.999cm" svg:height="7.041cm" svg:x="1.142cm" svg:y="13.6cm">
          <table:table table:template-name="bw">
            <table:table-column table:style-name="co3"/>
            <table:table-column table:style-name="co3"/>
            <table:table-row table:style-name="ro2" table:default-cell-style-name="ce4">
              <table:table-cell>
                <text:p text:style-name="P8"><text:span text:style-name="T32">x₀</text:span></text:p>
              </table:table-cell>
              <table:table-cell>
                <text:p text:style-name="P8"><text:span text:style-name="T32">y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32">0</text:span></text:p>
              </table:table-cell>
              <table:table-cell>
                <text:p text:style-name="P8"><text:span text:style-name="T32">1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32">1</text:span></text:p>
              </table:table-cell>
              <table:table-cell>
                <text:p text:style-name="P8"><text:span text:style-name="T32">2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2</text:span></text:p>
              </table:table-cell>
              <table:table-cell>
                <text:p text:style-name="P8"><text:span text:style-name="T32">4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3</text:span></text:p>
              </table:table-cell>
              <table:table-cell>
                <text:p text:style-name="P8"><text:span text:style-name="T32">8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4</text:span></text:p>
              </table:table-cell>
              <table:table-cell>
                <text:p text:style-name="P8"><text:span text:style-name="T32">16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5</text:span></text:p>
              </table:table-cell>
              <table:table-cell>
                <text:p text:style-name="P8"><text:span text:style-name="T32">3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7" draw:layer="layout" svg:width="7.4cm" svg:height="2.245cm" svg:x="0cm" svg:y="12cm">
          <draw:text-box>
            <text:p text:style-name="P25"><text:span text:style-name="T33">Specification</text:span></text:p>
          </draw:text-box>
        </draw:frame>
        <draw:line draw:style-name="gr21" draw:text-style-name="P8" draw:layer="layout" svg:x1="9.2cm" svg:y1="15.6cm" svg:x2="18.8cm" svg:y2="15.6cm">
          <text:p/>
        </draw:line>
        <draw:line draw:style-name="gr20" draw:text-style-name="P8" draw:layer="layout" svg:x1="18.8cm" svg:y1="15.6cm" svg:x2="22cm" svg:y2="15.6cm">
          <text:p/>
        </draw:line>
        <draw:custom-shape draw:style-name="gr26" draw:text-style-name="P28" draw:layer="layout" svg:width="5cm" svg:height="3.6cm" svg:x="22cm" svg:y="13.6cm">
          <text:p text:style-name="P2"><text:span text:style-name="T34">y = 1;</text:span></text:p>
          <text:p text:style-name="P2"><text:span text:style-name="T34">while (x &gt; 0) {</text:span></text:p>
          <text:p text:style-name="P2"><text:span text:style-name="T34"><text:s text:c="3"/></text:span><text:span text:style-name="T34">y = 2 * x;</text:span></text:p>
          <text:p text:style-name="P2"><text:span text:style-name="T34"><text:s text:c="3"/></text:span><text:span text:style-name="T34">x = x - 1;</text:span></text:p>
          <text:p text:style-name="P2"><text:span text:style-name="T3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7" draw:layer="layout" svg:width="5cm" svg:height="1.725cm" svg:x="22cm" svg:y="11.875cm">
          <draw:text-box>
            <text:p text:style-name="P8"><text:span text:style-name="T33">Program</text:span></text:p>
          </draw:text-box>
        </draw:frame>
        <draw:custom-shape draw:style-name="gr19" draw:text-style-name="P23" draw:layer="layout" svg:width="9.6cm" svg:height="4cm" svg:x="9.201cm" svg:y="7.201cm">
          <text:p text:style-name="P11"><text:span text:style-name="T28">Simulator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9.201cm" svg:y1="8.101cm" svg:x2="18.801cm" svg:y2="8.101cm">
          <text:p/>
        </draw:line>
        <draw:line draw:style-name="gr20" draw:text-style-name="P8" draw:layer="layout" svg:x1="18.801cm" svg:y1="8.101cm" svg:x2="22.201cm" svg:y2="8.101cm">
          <text:p/>
        </draw:line>
        <draw:line draw:style-name="gr20" draw:text-style-name="P8" draw:layer="layout" svg:x1="7cm" svg:y1="8.101cm" svg:x2="9.2cm" svg:y2="8.101cm">
          <text:p/>
        </draw:line>
        <draw:frame draw:style-name="gr22" draw:text-style-name="P24" draw:layer="layout" svg:width="5.865cm" svg:height="2.555cm" svg:x="0.935cm" svg:y="6.845cm">
          <draw:text-box>
            <text:p text:style-name="P11"><text:span text:style-name="T29">Program</text:span></text:p>
            <text:p text:style-name="P11"><text:span text:style-name="T30">and</text:span><text:span text:style-name="T29"> Inputs</text:span></text:p>
          </draw:text-box>
        </draw:frame>
        <draw:frame draw:style-name="gr22" draw:text-style-name="P24" draw:layer="layout" svg:width="4.515cm" svg:height="1.403cm" svg:x="22.285cm" svg:y="7.4cm">
          <draw:text-box>
            <text:p text:style-name="P11"><text:span text:style-name="T29">Outputs</text:span></text:p>
          </draw:text-box>
        </draw:frame>
        <draw:line draw:style-name="gr20" draw:text-style-name="P8" draw:layer="layout" svg:x1="18.774cm" svg:y1="8.1cm" svg:x2="22.174cm" svg:y2="8.1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35">Show specification of learning task – with examples – for sample program.</text:span></text:p>
              <text:p><text:span text:style-name="T35"/></text:p>
              <text:p><text:span text:style-name="T35">Explain Learner implementation abstractly, then go to next slide before going into details.</text:span></text:p>
            </draw:text-box>
          </draw:frame>
        </presentation:notes>
      </draw:page>
      <draw:page draw:name="page14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31"/></text:p>
          <text:p text:style-name="P25"><text:span text:style-name="T28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19" draw:text-style-name="P23" draw:layer="layout" svg:width="9.6cm" svg:height="4cm" svg:x="9.2cm" svg:y="7.2cm">
          <text:p text:style-name="P11"><text:span text:style-name="T28">Simula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6cm" svg:height="4.2cm" svg:x="9.2cm" svg:y="14.4cm">
          <text:p text:style-name="P11"><text:span text:style-name="T28">Learner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2.4cm" svg:y1="15.6cm" svg:x2="12.4cm" svg:y2="12.6cm">
          <text:p/>
        </draw:line>
        <draw:line draw:style-name="gr29" draw:text-style-name="P8" draw:layer="layout" svg:x1="12.4cm" svg:y1="10.2cm" svg:x2="15.6cm" svg:y2="10.2cm">
          <text:p/>
        </draw:line>
        <draw:line draw:style-name="gr20" draw:text-style-name="P8" draw:layer="layout" svg:x1="15.6cm" svg:y1="10.2cm" svg:x2="15.6cm" svg:y2="13.4cm">
          <text:p/>
        </draw:line>
        <draw:line draw:style-name="gr30" draw:text-style-name="P8" draw:layer="layout" svg:x1="12.4cm" svg:y1="13.8cm" svg:x2="12.4cm" svg:y2="10.2cm">
          <text:p/>
        </draw:line>
        <draw:line draw:style-name="gr30" draw:text-style-name="P8" draw:layer="layout" svg:x1="15.6cm" svg:y1="11.4cm" svg:x2="15.6cm" svg:y2="15.6cm">
          <text:p/>
        </draw:line>
        <draw:line draw:style-name="gr20" draw:text-style-name="P8" draw:layer="layout" svg:x1="6.065cm" svg:y1="15.6cm" svg:x2="9.2cm" svg:y2="15.6cm">
          <text:p/>
        </draw:line>
        <draw:line draw:style-name="gr30" draw:text-style-name="P8" draw:layer="layout" svg:x1="9.2cm" svg:y1="15.6cm" svg:x2="12.4cm" svg:y2="15.6cm">
          <text:p/>
        </draw:line>
        <draw:frame draw:style-name="standard" draw:layer="layout" svg:width="4.999cm" svg:height="7.041cm" svg:x="1.142cm" svg:y="13.6cm">
          <table:table table:template-name="bw">
            <table:table-column table:style-name="co3"/>
            <table:table-column table:style-name="co3"/>
            <table:table-row table:style-name="ro2" table:default-cell-style-name="ce4">
              <table:table-cell>
                <text:p text:style-name="P8"><text:span text:style-name="T32">x₀</text:span></text:p>
              </table:table-cell>
              <table:table-cell>
                <text:p text:style-name="P8"><text:span text:style-name="T32">y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32">0</text:span></text:p>
              </table:table-cell>
              <table:table-cell>
                <text:p text:style-name="P8"><text:span text:style-name="T32">1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32">1</text:span></text:p>
              </table:table-cell>
              <table:table-cell>
                <text:p text:style-name="P8"><text:span text:style-name="T32">2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2</text:span></text:p>
              </table:table-cell>
              <table:table-cell>
                <text:p text:style-name="P8"><text:span text:style-name="T32">4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3</text:span></text:p>
              </table:table-cell>
              <table:table-cell>
                <text:p text:style-name="P8"><text:span text:style-name="T32">8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4</text:span></text:p>
              </table:table-cell>
              <table:table-cell>
                <text:p text:style-name="P8"><text:span text:style-name="T32">16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5</text:span></text:p>
              </table:table-cell>
              <table:table-cell>
                <text:p text:style-name="P8"><text:span text:style-name="T32">32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1" draw:text-style-name="P8" draw:layer="layout" svg:x1="12.4cm" svg:y1="15.6cm" svg:x2="15.6cm" svg:y2="15.6cm">
          <text:p/>
        </draw:line>
        <draw:line draw:style-name="gr20" draw:text-style-name="P8" draw:layer="layout" svg:x1="15.6cm" svg:y1="15.6cm" svg:x2="22cm" svg:y2="15.6cm">
          <text:p/>
        </draw:line>
        <draw:custom-shape draw:style-name="gr26" draw:text-style-name="P28" draw:layer="layout" svg:width="5cm" svg:height="3.6cm" svg:x="22cm" svg:y="13.6cm">
          <text:p text:style-name="P2"><text:span text:style-name="T34">y = 1;</text:span></text:p>
          <text:p text:style-name="P2"><text:span text:style-name="T34">while (x &gt; 0) {</text:span></text:p>
          <text:p text:style-name="P2"><text:span text:style-name="T34"><text:s text:c="3"/></text:span><text:span text:style-name="T34">y = 2 * x;</text:span></text:p>
          <text:p text:style-name="P2"><text:span text:style-name="T34"><text:s text:c="3"/></text:span><text:span text:style-name="T34">x = x - 1;</text:span></text:p>
          <text:p text:style-name="P2"><text:span text:style-name="T3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0" draw:layer="layout" svg:width="5cm" svg:height="2.971cm" svg:x="7.5cm" svg:y="11.329cm">
          <draw:text-box>
            <text:p text:style-name="P29"><text:span text:style-name="T36">Candidate</text:span></text:p>
            <text:p text:style-name="P29"><text:span text:style-name="T36">Program</text:span></text:p>
            <text:p text:style-name="P29"><text:span text:style-name="T37">and</text:span><text:span text:style-name="T36"> Inputs</text:span></text:p>
          </draw:text-box>
        </draw:frame>
        <draw:frame draw:style-name="gr33" draw:text-style-name="P32" draw:layer="layout" svg:width="5cm" svg:height="2.4cm" svg:x="15.7cm" svg:y="12.3cm">
          <draw:text-box>
            <text:p text:style-name="P31"><text:span text:style-name="T36">Outputs</text:span></text:p>
          </draw:text-box>
        </draw:frame>
        <draw:line draw:style-name="gr21" draw:text-style-name="P8" draw:layer="layout" svg:x1="9.175cm" svg:y1="8.101cm" svg:x2="18.775cm" svg:y2="8.101cm">
          <text:p/>
        </draw:line>
        <draw:line draw:style-name="gr20" draw:text-style-name="P8" draw:layer="layout" svg:x1="18.775cm" svg:y1="8.101cm" svg:x2="22.175cm" svg:y2="8.101cm">
          <text:p/>
        </draw:line>
        <draw:frame draw:style-name="gr25" draw:text-style-name="P27" draw:layer="layout" svg:width="7.4cm" svg:height="2.245cm" svg:x="0cm" svg:y="12cm">
          <draw:text-box>
            <text:p text:style-name="P25"><text:span text:style-name="T33">Specification</text:span></text:p>
          </draw:text-box>
        </draw:frame>
        <draw:frame draw:style-name="gr27" draw:text-style-name="P27" draw:layer="layout" svg:width="5cm" svg:height="1.725cm" svg:x="22cm" svg:y="11.875cm">
          <draw:text-box>
            <text:p text:style-name="P8"><text:span text:style-name="T33">Program</text:span></text:p>
          </draw:text-box>
        </draw:frame>
        <draw:line draw:style-name="gr20" draw:text-style-name="P8" draw:layer="layout" svg:x1="7cm" svg:y1="8.101cm" svg:x2="9.2cm" svg:y2="8.101cm">
          <text:p/>
        </draw:line>
        <draw:frame draw:style-name="gr22" draw:text-style-name="P24" draw:layer="layout" svg:width="5.865cm" svg:height="2.555cm" svg:x="0.935cm" svg:y="6.845cm">
          <draw:text-box>
            <text:p text:style-name="P11"><text:span text:style-name="T29">Program</text:span></text:p>
            <text:p text:style-name="P11"><text:span text:style-name="T30">and</text:span><text:span text:style-name="T29"> Inputs</text:span></text:p>
          </draw:text-box>
        </draw:frame>
        <draw:frame draw:style-name="gr22" draw:text-style-name="P24" draw:layer="layout" svg:width="4.515cm" svg:height="1.403cm" svg:x="22.285cm" svg:y="7.4cm">
          <draw:text-box>
            <text:p text:style-name="P11"><text:span text:style-name="T29">Outpu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35">Explain details of Learner implementation and how it interacts with Simulator.</text:span></text:p>
              <text:p><text:span text:style-name="T35"/></text:p>
              <text:p><text:span text:style-name="T35">Go to next slide before explaining full operation of Synthesiser Haskell program.</text:span></text:p>
            </draw:text-box>
          </draw:frame>
        </presentation:notes>
      </draw:page>
      <draw:page draw:name="page15" draw:style-name="dp1" draw:master-page-name="Default" presentation:presentation-page-layout-name="AL2T19">
        <draw:custom-shape draw:style-name="gr23" draw:text-style-name="P26" draw:layer="layout" svg:width="13.4cm" svg:height="16.257cm" svg:x="7.4cm" svg:y="4.343cm">
          <text:p text:style-name="P25"><text:span text:style-name="T31"/></text:p>
          <text:p text:style-name="P25"><text:span text:style-name="T28">Synthesiser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layout" svg:width="13.4cm" svg:height="1.157cm" svg:x="7.4cm" svg:y="19.372cm">
          <draw:text-box>
            <text:p text:style-name="P33"><text:span text:style-name="T36">Iterative Broadening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19" draw:text-style-name="P23" draw:layer="layout" svg:width="9.6cm" svg:height="4cm" svg:x="9.2cm" svg:y="7.2cm">
          <text:p text:style-name="P11"><text:span text:style-name="T28">Simula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6cm" svg:height="4.2cm" svg:x="9.2cm" svg:y="14.4cm">
          <text:p text:style-name="P11"><text:span text:style-name="T28">Learner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2.4cm" svg:y1="15.6cm" svg:x2="12.4cm" svg:y2="12.6cm">
          <text:p/>
        </draw:line>
        <draw:line draw:style-name="gr29" draw:text-style-name="P8" draw:layer="layout" svg:x1="12.4cm" svg:y1="10.2cm" svg:x2="15.6cm" svg:y2="10.2cm">
          <text:p/>
        </draw:line>
        <draw:line draw:style-name="gr20" draw:text-style-name="P8" draw:layer="layout" svg:x1="15.6cm" svg:y1="10.2cm" svg:x2="15.6cm" svg:y2="13.4cm">
          <text:p/>
        </draw:line>
        <draw:line draw:style-name="gr30" draw:text-style-name="P8" draw:layer="layout" svg:x1="12.4cm" svg:y1="13.8cm" svg:x2="12.4cm" svg:y2="10.2cm">
          <text:p/>
        </draw:line>
        <draw:line draw:style-name="gr30" draw:text-style-name="P8" draw:layer="layout" svg:x1="15.6cm" svg:y1="11.4cm" svg:x2="15.6cm" svg:y2="15.6cm">
          <text:p/>
        </draw:line>
        <draw:line draw:style-name="gr20" draw:text-style-name="P8" draw:layer="layout" svg:x1="6.065cm" svg:y1="15.6cm" svg:x2="9.2cm" svg:y2="15.6cm">
          <text:p/>
        </draw:line>
        <draw:line draw:style-name="gr30" draw:text-style-name="P8" draw:layer="layout" svg:x1="9.2cm" svg:y1="15.6cm" svg:x2="12.4cm" svg:y2="15.6cm">
          <text:p/>
        </draw:line>
        <draw:frame draw:style-name="standard" draw:layer="layout" svg:width="4.999cm" svg:height="7.041cm" svg:x="1.142cm" svg:y="13.6cm">
          <table:table table:template-name="bw">
            <table:table-column table:style-name="co3"/>
            <table:table-column table:style-name="co3"/>
            <table:table-row table:style-name="ro2" table:default-cell-style-name="ce4">
              <table:table-cell>
                <text:p text:style-name="P8"><text:span text:style-name="T32">x₀</text:span></text:p>
              </table:table-cell>
              <table:table-cell>
                <text:p text:style-name="P8"><text:span text:style-name="T32">y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32">0</text:span></text:p>
              </table:table-cell>
              <table:table-cell>
                <text:p text:style-name="P8"><text:span text:style-name="T32">1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32">1</text:span></text:p>
              </table:table-cell>
              <table:table-cell>
                <text:p text:style-name="P8"><text:span text:style-name="T32">2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2</text:span></text:p>
              </table:table-cell>
              <table:table-cell>
                <text:p text:style-name="P8"><text:span text:style-name="T32">4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3</text:span></text:p>
              </table:table-cell>
              <table:table-cell>
                <text:p text:style-name="P8"><text:span text:style-name="T32">8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4</text:span></text:p>
              </table:table-cell>
              <table:table-cell>
                <text:p text:style-name="P8"><text:span text:style-name="T32">16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32">5</text:span></text:p>
              </table:table-cell>
              <table:table-cell>
                <text:p text:style-name="P8"><text:span text:style-name="T32">3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5" draw:text-style-name="P8" draw:layer="layout" svg:x1="12.4cm" svg:y1="15.6cm" svg:x2="15.6cm" svg:y2="15.6cm">
          <text:p/>
        </draw:line>
        <draw:line draw:style-name="gr20" draw:text-style-name="P8" draw:layer="layout" svg:x1="15.6cm" svg:y1="15.6cm" svg:x2="22cm" svg:y2="15.6cm">
          <text:p/>
        </draw:line>
        <draw:custom-shape draw:style-name="gr26" draw:text-style-name="P28" draw:layer="layout" svg:width="5cm" svg:height="3.6cm" svg:x="22cm" svg:y="13.6cm">
          <text:p text:style-name="P2"><text:span text:style-name="T34">y = 1;</text:span></text:p>
          <text:p text:style-name="P2"><text:span text:style-name="T34">while (x &gt; 0) {</text:span></text:p>
          <text:p text:style-name="P2"><text:span text:style-name="T34"><text:s text:c="3"/></text:span><text:span text:style-name="T34">y = 2 * x;</text:span></text:p>
          <text:p text:style-name="P2"><text:span text:style-name="T34"><text:s text:c="3"/></text:span><text:span text:style-name="T34">x = x - 1;</text:span></text:p>
          <text:p text:style-name="P2"><text:span text:style-name="T3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13.8cm" svg:y1="19.3cm" svg:x2="19.737cm" svg:y2="19.3cm">
          <text:p/>
        </draw:line>
        <draw:line draw:style-name="gr36" draw:text-style-name="P8" draw:layer="layout" svg:x1="8.237cm" svg:y1="15.6cm" svg:x2="8.237cm" svg:y2="19.2cm">
          <text:p/>
        </draw:line>
        <draw:line draw:style-name="gr36" draw:text-style-name="P8" draw:layer="layout" svg:x1="19.737cm" svg:y1="15.6cm" svg:x2="19.737cm" svg:y2="19.2cm">
          <text:p/>
        </draw:line>
        <draw:line draw:style-name="gr21" draw:text-style-name="P8" draw:layer="layout" svg:x1="9.149cm" svg:y1="8.101cm" svg:x2="18.749cm" svg:y2="8.101cm">
          <text:p/>
        </draw:line>
        <draw:line draw:style-name="gr20" draw:text-style-name="P8" draw:layer="layout" svg:x1="18.749cm" svg:y1="8.101cm" svg:x2="22.149cm" svg:y2="8.101cm">
          <text:p/>
        </draw:line>
        <draw:line draw:style-name="gr36" draw:text-style-name="P8" draw:layer="layout" svg:x1="8.237cm" svg:y1="19.3cm" svg:x2="13.8cm" svg:y2="19.3cm">
          <text:p/>
        </draw:line>
        <draw:frame draw:style-name="gr32" draw:text-style-name="P30" draw:layer="layout" svg:width="5cm" svg:height="2.971cm" svg:x="7.5cm" svg:y="11.33cm">
          <draw:text-box>
            <text:p text:style-name="P29"><text:span text:style-name="T36">Candidate</text:span></text:p>
            <text:p text:style-name="P29"><text:span text:style-name="T36">Program</text:span></text:p>
            <text:p text:style-name="P29"><text:span text:style-name="T37">and</text:span><text:span text:style-name="T36"> Inputs</text:span></text:p>
          </draw:text-box>
        </draw:frame>
        <draw:frame draw:style-name="gr33" draw:text-style-name="P32" draw:layer="layout" svg:width="5cm" svg:height="2.4cm" svg:x="15.7cm" svg:y="12.301cm">
          <draw:text-box>
            <text:p text:style-name="P31"><text:span text:style-name="T36">Outputs</text:span></text:p>
          </draw:text-box>
        </draw:frame>
        <draw:frame draw:style-name="gr25" draw:text-style-name="P27" draw:layer="layout" svg:width="7.4cm" svg:height="2.245cm" svg:x="0cm" svg:y="12.001cm">
          <draw:text-box>
            <text:p text:style-name="P25"><text:span text:style-name="T33">Specification</text:span></text:p>
          </draw:text-box>
        </draw:frame>
        <draw:frame draw:style-name="gr27" draw:text-style-name="P27" draw:layer="layout" svg:width="5cm" svg:height="1.725cm" svg:x="22cm" svg:y="11.876cm">
          <draw:text-box>
            <text:p text:style-name="P8"><text:span text:style-name="T33">Program</text:span></text:p>
          </draw:text-box>
        </draw:frame>
        <draw:frame draw:style-name="gr22" draw:text-style-name="P24" draw:layer="layout" svg:width="5.865cm" svg:height="2.555cm" svg:x="0.935cm" svg:y="6.846cm">
          <draw:text-box>
            <text:p text:style-name="P11"><text:span text:style-name="T29">Program</text:span></text:p>
            <text:p text:style-name="P11"><text:span text:style-name="T30">and</text:span><text:span text:style-name="T29"> Inputs</text:span></text:p>
          </draw:text-box>
        </draw:frame>
        <draw:frame draw:style-name="gr22" draw:text-style-name="P24" draw:layer="layout" svg:width="4.515cm" svg:height="1.403cm" svg:x="22.285cm" svg:y="7.401cm">
          <draw:text-box>
            <text:p text:style-name="P11"><text:span text:style-name="T29">Outputs</text:span></text:p>
          </draw:text-box>
        </draw:frame>
        <draw:line draw:style-name="gr20" draw:text-style-name="P8" draw:layer="layout" svg:x1="6.974cm" svg:y1="8.101cm" svg:x2="9.174cm" svg:y2="8.101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35">Explain iterative broadening algorithm used macroscopically by Synthesiser.</text:span></text:p>
              <text:p><text:span text:style-name="T35"/></text:p>
              <text:p><text:span text:style-name="T35">Complete learning-by-example demonstration, showing the resulting Final Program.</text:span></text:p>
            </draw:text-box>
          </draw:frame>
        </presentation:notes>
      </draw:page>
      <draw:page draw:name="page16" draw:style-name="dp1" draw:master-page-name="Default" presentation:presentation-page-layout-name="AL2T19">
        <draw:custom-shape draw:style-name="gr37" draw:text-style-name="P36" draw:layer="Layout" svg:width="10.4cm" svg:height="11cm" svg:x="8.8cm" svg:y="6cm">
          <text:p text:style-name="P35"><text:span text:style-name="T14"/></text:p>
          <text:p text:style-name="P35"><text:span text:style-name="T31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13.599cm" svg:y1="11.3cm" svg:x2="14.461cm" svg:y2="11.3cm">
          <text:p/>
        </draw:line>
        <draw:frame presentation:style-name="pr3" draw:layer="layout" svg:width="25.199cm" svg:height="3.625cm" svg:x="1.4cm" svg:y="0.778cm" presentation:class="title" presentation:user-transformed="true">
          <draw:text-box>
            <text:p>Extended Approach:<text:line-break/>Synthesis of Examples</text:p>
          </draw:text-box>
        </draw:frame>
        <draw:line draw:style-name="gr14" draw:text-style-name="P8" draw:layer="layout" svg:x1="7.8cm" svg:y1="11.3cm" svg:x2="9.4cm" svg:y2="11.3cm">
          <text:p/>
        </draw:line>
        <draw:custom-shape draw:style-name="gr38" draw:text-style-name="P38" draw:layer="Layout" svg:width="7.2cm" svg:height="8cm" svg:x="20.2cm" svg:y="6cm">
          <text:p text:style-name="P37"><text:span text:style-name="T38">⦇ </text:span><text:span text:style-name="T38">x₀ ≥ 0 ⦈</text:span></text:p>
          <text:p text:style-name="P37"><text:span text:style-name="T38"/></text:p>
          <text:p text:style-name="P37"><text:span text:style-name="T39">y = 1;</text:span></text:p>
          <text:p text:style-name="P37"><text:span text:style-name="T39">while (x &gt; 0) {</text:span></text:p>
          <text:p text:style-name="P37"><text:span text:style-name="T39"><text:s text:c="3"/></text:span><text:span text:style-name="T39">y = 2 * x;</text:span></text:p>
          <text:p text:style-name="P37"><text:span text:style-name="T39"><text:s text:c="3"/></text:span><text:span text:style-name="T39">x = x - 1;</text:span></text:p>
          <text:p text:style-name="P37"><text:span text:style-name="T39">}</text:span></text:p>
          <text:p text:style-name="P37"><text:span text:style-name="T39"/></text:p>
          <text:p text:style-name="P37"><text:span text:style-name="T38">⦇ </text:span><text:span text:style-name="T38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8" draw:layer="Layout" svg:width="7.2cm" svg:height="8cm" svg:x="0.6cm" svg:y="6cm">
          <text:p text:style-name="P37"><text:span text:style-name="T38">⦇ </text:span><text:span text:style-name="T38">x₀ ≥ 0 ⦈</text:span></text:p>
          <text:p text:style-name="P35"><text:span text:style-name="T38"/></text:p>
          <text:p text:style-name="P35"><text:span text:style-name="T40"/></text:p>
          <text:p text:style-name="P35"><text:span text:style-name="T39"/></text:p>
          <text:p text:style-name="P35"><text:span text:style-name="T39">?</text:span></text:p>
          <text:p text:style-name="P35"><text:span text:style-name="T39"/></text:p>
          <text:p text:style-name="P35"><text:span text:style-name="T39"/></text:p>
          <text:p text:style-name="P35"><text:span text:style-name="T39"/></text:p>
          <text:p text:style-name="P35"><text:span text:style-name="T38">⦇ </text:span><text:span text:style-name="T38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9" draw:layer="layout" svg:width="5.4cm" svg:height="3.199cm" svg:x="8.8cm" svg:y="13.475cm">
          <draw:text-box>
            <text:p text:style-name="P33"><text:span text:style-name="T41">Efficiently</text:span></text:p>
            <text:p text:style-name="P33"><text:span text:style-name="T41">synthesised</text:span></text:p>
            <text:p text:style-name="P33"><text:span text:style-name="T41">examples</text:span></text:p>
          </draw:text-box>
        </draw:frame>
        <draw:frame draw:style-name="gr39" draw:text-style-name="P39" draw:layer="layout" svg:width="5.6cm" svg:height="3.199cm" svg:x="13.8cm" svg:y="13.475cm">
          <draw:text-box>
            <text:p text:style-name="P33"><text:span text:style-name="T41">As before</text:span></text:p>
          </draw:text-box>
        </draw:frame>
        <draw:frame draw:style-name="gr40" draw:text-style-name="P11" draw:layer="layout" svg:width="8.6cm" svg:height="6.198cm" svg:x="0cm" svg:y="14.4cm">
          <draw:text-box>
            <text:p text:style-name="P11"><text:span text:style-name="T42">User-provided</text:span><text:span text:style-name="T16"> </text:span><text:span text:style-name="T28">functional specification</text:span></text:p>
          </draw:text-box>
        </draw:frame>
        <draw:frame draw:style-name="gr41" draw:text-style-name="P11" draw:layer="layout" svg:width="8.2cm" svg:height="6.819cm" svg:x="19.6cm" svg:y="14.2cm">
          <draw:text-box>
            <text:p text:style-name="P11"><text:span text:style-name="T42">Program</text:span><text:span text:style-name="T16"> </text:span><text:span text:style-name="T42">satisfying all synthesised examples</text:span></text:p>
          </draw:text-box>
        </draw:frame>
        <draw:line draw:style-name="gr42" draw:text-style-name="P8" draw:layer="layout" svg:x1="17.8cm" svg:y1="11.3cm" svg:x2="20.2cm" svg:y2="11.3cm">
          <text:p/>
        </draw:line>
        <draw:custom-shape draw:style-name="gr43" draw:text-style-name="P41" draw:layer="Layout" svg:width="4.051cm" svg:height="4cm" svg:x="14.461cm" svg:y="9.3cm">
          <text:p text:style-name="P40"><text:span text:style-name="T43">Lea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4.049cm" svg:x="9.4cm" svg:y="9.301cm">
          <table:table table:template-name="bw">
            <table:table-column table:style-name="co4"/>
            <table:table-column table:style-name="co4"/>
            <table:table-row table:style-name="ro3" table:default-cell-style-name="ce1">
              <table:table-cell>
                <text:p text:style-name="P42"><text:span text:style-name="T44">x₀</text:span></text:p>
              </table:table-cell>
              <table:table-cell>
                <text:p text:style-name="P42"><text:span text:style-name="T44">y</text:span></text:p>
              </table:table-cell>
            </table:table-row>
            <table:table-row table:style-name="ro4" table:default-cell-style-name="ce2">
              <table:table-cell>
                <text:p text:style-name="P42"><text:span text:style-name="T45">0</text:span></text:p>
              </table:table-cell>
              <table:table-cell>
                <text:p text:style-name="P42"><text:span text:style-name="T45">1</text:span></text:p>
              </table:table-cell>
            </table:table-row>
            <table:table-row table:style-name="ro5" table:default-cell-style-name="ce2">
              <table:table-cell>
                <text:p text:style-name="P42">...</text:p>
              </table:table-cell>
              <table:table-cell>
                <text:p text:style-name="P42">...</text:p>
              </table:table-cell>
            </table:table-row>
            <table:table-row table:style-name="ro6" table:default-cell-style-name="ce3">
              <table:table-cell>
                <text:p text:style-name="P42"><text:span text:style-name="T44">5</text:span></text:p>
              </table:table-cell>
              <table:table-cell>
                <text:p text:style-name="P42"><text:span text:style-name="T44">3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44" draw:text-style-name="P26" draw:layer="layout" svg:width="14.2cm" svg:height="16.257cm" svg:x="6.6cm" svg:y="4.345cm">
          <text:p text:style-name="P8"><text:span text:style-name="T31"/></text:p>
          <text:p text:style-name="P8"><text:span text:style-name="T28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draw:layer="layout" svg:width="11.3cm" svg:height="4cm" svg:x="8.1cm" svg:y="7.202cm">
          <text:p text:style-name="P25"><text:span text:style-name="T31">Simulator</text:span></text:p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6.2cm" svg:y1="12.6cm" svg:x2="8.1cm" svg:y2="12.6cm">
          <text:p/>
        </draw:line>
        <draw:line draw:style-name="gr47" draw:text-style-name="P8" draw:layer="layout" svg:x1="8.7cm" svg:y1="10.4cm" svg:x2="8.7cm" svg:y2="12cm">
          <text:p/>
        </draw:line>
        <draw:line draw:style-name="gr48" draw:text-style-name="P8" draw:layer="layout" svg:x1="11.4cm" svg:y1="10.5cm" svg:x2="11.4cm" svg:y2="12cm">
          <text:p/>
        </draw:line>
        <draw:line draw:style-name="gr21" draw:text-style-name="P8" draw:layer="layout" svg:x1="8.7cm" svg:y1="10.5cm" svg:x2="11.4cm" svg:y2="10.5cm">
          <text:p/>
        </draw:line>
        <draw:frame draw:style-name="gr49" draw:text-style-name="P43" draw:layer="layout" svg:width="6.6cm" svg:height="2.969cm" svg:x="0.2cm" svg:y="10.031cm">
          <draw:text-box>
            <text:p text:style-name="P33"><text:span text:style-name="T46">Initial <text:s/>example set, usually empty</text:span></text:p>
          </draw:text-box>
        </draw:frame>
        <draw:frame draw:style-name="gr50" draw:text-style-name="P44" draw:layer="layout" svg:width="4cm" svg:height="2.741cm" svg:x="11.7cm" svg:y="11.245cm">
          <draw:text-box>
            <text:p text:style-name="P36"><text:span text:style-name="T47">Hypo-</text:span></text:p>
            <text:p text:style-name="P36"><text:span text:style-name="T47">thetical Program</text:span></text:p>
          </draw:text-box>
        </draw:frame>
        <draw:line draw:style-name="gr51" draw:text-style-name="P8" draw:layer="layout" svg:x1="15.3cm" svg:y1="14.002cm" svg:x2="12cm" svg:y2="14.002cm">
          <text:p/>
        </draw:line>
        <draw:custom-shape draw:style-name="gr52" draw:text-style-name="P45" draw:layer="layout" svg:width="4.091cm" svg:height="5cm" svg:x="15.3cm" svg:y="12cm">
          <text:p text:style-name="P33"><text:span text:style-name="T48">Counter-</text:span></text:p>
          <text:p text:style-name="P33"><text:span text:style-name="T48">example</text:span></text:p>
          <text:p text:style-name="P33"><text:span text:style-name="T48">Fi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3.9cm" svg:height="5cm" svg:x="8.1cm" svg:y="12cm">
          <text:p text:style-name="P33"><text:span text:style-name="T48">Lea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8" draw:layer="layout" svg:x1="11.4cm" svg:y1="16.977cm" svg:x2="11.4cm" svg:y2="17.975cm">
          <text:p/>
        </draw:line>
        <draw:frame draw:style-name="gr55" draw:text-style-name="P46" draw:layer="layout" svg:width="6.9cm" svg:height="1.911cm" svg:x="6.7cm" svg:y="18.021cm">
          <draw:text-box>
            <text:p text:style-name="P36"><text:span text:style-name="T49">Iterative Broadening</text:span></text:p>
          </draw:text-box>
        </draw:frame>
        <draw:line draw:style-name="gr54" draw:text-style-name="P8" draw:layer="layout" svg:x1="8.8cm" svg:y1="17.975cm" svg:x2="11.4cm" svg:y2="17.975cm">
          <text:p/>
        </draw:line>
        <draw:line draw:style-name="gr56" draw:text-style-name="P8" draw:layer="layout" svg:x1="8.8cm" svg:y1="16.975cm" svg:x2="8.8cm" svg:y2="17.975cm">
          <text:p/>
        </draw:line>
        <draw:custom-shape draw:style-name="gr57" draw:text-style-name="P47" draw:layer="layout" svg:width="5.4cm" svg:height="5.4cm" svg:x="0.7cm" svg:y="15.201cm">
          <text:p text:style-name="P2"><text:span text:style-name="T50">⦇ </text:span><text:span text:style-name="T50">x₀ ≥ 0 ⦈</text:span></text:p>
          <text:p text:style-name="P2"><text:span text:style-name="T50"/></text:p>
          <text:p text:style-name="P2"><text:span text:style-name="T51"/></text:p>
          <text:p text:style-name="P8"><text:span text:style-name="T51">?</text:span></text:p>
          <text:p text:style-name="P2"><text:span text:style-name="T51"/></text:p>
          <text:p text:style-name="P2"><text:span text:style-name="T51"/></text:p>
          <text:p text:style-name="P2"><text:span text:style-name="T50">⦇ </text:span><text:span text:style-name="T50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48" draw:layer="layout" svg:width="6.3cm" svg:height="2.063cm" svg:x="0.3cm" svg:y="13.2cm">
          <draw:text-box>
            <text:p text:style-name="P33"><text:span text:style-name="T52">Functional Specif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>
            <draw:text-box>
              <text:p>Start the condition-based learning task for the example program, and take it as far as generating the first program from the empty example set; then go to then next slide.</text:p>
            </draw:text-box>
          </draw:frame>
        </presentation:notes>
      </draw:page>
      <draw:page draw:name="page18" draw:style-name="dp1" draw:master-page-name="Default" presentation:presentation-page-layout-name="AL2T19">
        <draw:frame presentation:style-name="pr3" draw:layer="layout" svg:width="25.199cm" svg:height="3.506cm" svg:x="1.401cm" svg:y="0.838cm" presentation:class="title" presentation:user-transformed="true">
          <draw:text-box>
            <text:p>Extended Architecture</text:p>
          </draw:text-box>
        </draw:frame>
        <draw:custom-shape draw:style-name="gr44" draw:text-style-name="P26" draw:layer="layout" svg:width="14.2cm" svg:height="16.257cm" svg:x="6.601cm" svg:y="4.346cm">
          <text:p text:style-name="P8"><text:span text:style-name="T31"/></text:p>
          <text:p text:style-name="P8"><text:span text:style-name="T28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draw:layer="layout" svg:width="11.3cm" svg:height="4cm" svg:x="8.101cm" svg:y="7.203cm">
          <text:p text:style-name="P25"><text:span text:style-name="T31">Simulator</text:span></text:p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6.201cm" svg:y1="12.601cm" svg:x2="8.101cm" svg:y2="12.601cm">
          <text:p/>
        </draw:line>
        <draw:line draw:style-name="gr47" draw:text-style-name="P8" draw:layer="layout" svg:x1="8.701cm" svg:y1="10.401cm" svg:x2="8.701cm" svg:y2="12.001cm">
          <text:p/>
        </draw:line>
        <draw:line draw:style-name="gr48" draw:text-style-name="P8" draw:layer="layout" svg:x1="11.401cm" svg:y1="10.501cm" svg:x2="11.401cm" svg:y2="12.001cm">
          <text:p/>
        </draw:line>
        <draw:line draw:style-name="gr21" draw:text-style-name="P8" draw:layer="layout" svg:x1="8.701cm" svg:y1="10.501cm" svg:x2="11.401cm" svg:y2="10.501cm">
          <text:p/>
        </draw:line>
        <draw:frame draw:style-name="gr49" draw:text-style-name="P43" draw:layer="layout" svg:width="6.6cm" svg:height="2.969cm" svg:x="0.201cm" svg:y="10.032cm">
          <draw:text-box>
            <text:p text:style-name="P33"><text:span text:style-name="T46">Initial <text:s/>example set, usually empty</text:span></text:p>
          </draw:text-box>
        </draw:frame>
        <draw:frame draw:style-name="gr50" draw:text-style-name="P44" draw:layer="layout" svg:width="4cm" svg:height="2.741cm" svg:x="11.701cm" svg:y="11.246cm">
          <draw:text-box>
            <text:p text:style-name="P36"><text:span text:style-name="T47">Hypo-</text:span></text:p>
            <text:p text:style-name="P36"><text:span text:style-name="T47">thetical Program</text:span></text:p>
          </draw:text-box>
        </draw:frame>
        <draw:line draw:style-name="gr51" draw:text-style-name="P8" draw:layer="layout" svg:x1="15.301cm" svg:y1="14.003cm" svg:x2="12.001cm" svg:y2="14.003cm">
          <text:p/>
        </draw:line>
        <draw:custom-shape draw:style-name="gr52" draw:text-style-name="P45" draw:layer="layout" svg:width="4.091cm" svg:height="5cm" svg:x="15.301cm" svg:y="12.001cm">
          <text:p text:style-name="P33"><text:span text:style-name="T48">Counter-</text:span></text:p>
          <text:p text:style-name="P33"><text:span text:style-name="T48">example</text:span></text:p>
          <text:p text:style-name="P33"><text:span text:style-name="T48">Fi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3.9cm" svg:height="5cm" svg:x="8.101cm" svg:y="12.001cm">
          <text:p text:style-name="P33"><text:span text:style-name="T48">Lea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8" draw:layer="layout" svg:x1="11.401cm" svg:y1="16.978cm" svg:x2="11.401cm" svg:y2="17.976cm">
          <text:p/>
        </draw:line>
        <draw:frame draw:style-name="gr55" draw:text-style-name="P46" draw:layer="layout" svg:width="6.9cm" svg:height="1.911cm" svg:x="6.701cm" svg:y="18.022cm">
          <draw:text-box>
            <text:p text:style-name="P36"><text:span text:style-name="T49">Iterative Broadening</text:span></text:p>
          </draw:text-box>
        </draw:frame>
        <draw:line draw:style-name="gr54" draw:text-style-name="P8" draw:layer="layout" svg:x1="8.801cm" svg:y1="17.976cm" svg:x2="11.401cm" svg:y2="17.976cm">
          <text:p/>
        </draw:line>
        <draw:line draw:style-name="gr56" draw:text-style-name="P8" draw:layer="layout" svg:x1="8.801cm" svg:y1="16.976cm" svg:x2="8.801cm" svg:y2="17.976cm">
          <text:p/>
        </draw:line>
        <draw:custom-shape draw:style-name="gr57" draw:text-style-name="P47" draw:layer="layout" svg:width="5.4cm" svg:height="5.4cm" svg:x="0.701cm" svg:y="15.202cm">
          <text:p text:style-name="P2"><text:span text:style-name="T50">⦇ </text:span><text:span text:style-name="T50">x₀ ≥ 0 ⦈</text:span></text:p>
          <text:p text:style-name="P2"><text:span text:style-name="T50"/></text:p>
          <text:p text:style-name="P2"><text:span text:style-name="T51"/></text:p>
          <text:p text:style-name="P8"><text:span text:style-name="T51">?</text:span></text:p>
          <text:p text:style-name="P2"><text:span text:style-name="T51"/></text:p>
          <text:p text:style-name="P2"><text:span text:style-name="T51"/></text:p>
          <text:p text:style-name="P2"><text:span text:style-name="T50">⦇ </text:span><text:span text:style-name="T50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48" draw:layer="layout" svg:width="6.3cm" svg:height="2.063cm" svg:x="0.301cm" svg:y="13.201cm">
          <draw:text-box>
            <text:p text:style-name="P33"><text:span text:style-name="T52">Functional Specification</text:span></text:p>
          </draw:text-box>
        </draw:frame>
        <draw:line draw:style-name="gr47" draw:text-style-name="P8" draw:layer="layout" svg:x1="15.9cm" svg:y1="10.498cm" svg:x2="15.9cm" svg:y2="11.998cm">
          <text:p/>
        </draw:line>
        <draw:line draw:style-name="gr48" draw:text-style-name="P8" draw:layer="layout" svg:x1="18.8cm" svg:y1="10.498cm" svg:x2="18.8cm" svg:y2="11.998cm">
          <text:p/>
        </draw:line>
        <draw:line draw:style-name="gr21" draw:text-style-name="P8" draw:layer="layout" svg:x1="15.9cm" svg:y1="10.498cm" svg:x2="18.8cm" svg:y2="10.498cm">
          <text:p/>
        </draw:line>
        <draw:line draw:style-name="gr59" draw:text-style-name="P8" draw:layer="layout" svg:x1="17.3cm" svg:y1="19.8cm" svg:x2="6.1cm" svg:y2="19.8cm">
          <text:p/>
        </draw:line>
        <draw:line draw:style-name="gr60" draw:text-style-name="P8" draw:layer="layout" svg:x1="17.3cm" svg:y1="19.8cm" svg:x2="17.3cm" svg:y2="17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how a counterexample being generated, then another iteration of a learned program and a counterexample to that program; then go to the next slide.</text:p>
            </draw:text-box>
          </draw:frame>
        </presentation:notes>
      </draw:page>
      <draw:page draw:name="page19" draw:style-name="dp1" draw:master-page-name="Default" presentation:presentation-page-layout-name="AL2T19">
        <draw:frame presentation:style-name="pr3" draw:layer="layout" svg:width="25.199cm" svg:height="3.506cm" svg:x="1.402cm" svg:y="0.839cm" presentation:class="title" presentation:user-transformed="true">
          <draw:text-box>
            <text:p>Extended Architecture</text:p>
          </draw:text-box>
        </draw:frame>
        <draw:custom-shape draw:style-name="gr44" draw:text-style-name="P26" draw:layer="layout" svg:width="14.2cm" svg:height="16.257cm" svg:x="6.602cm" svg:y="4.347cm">
          <text:p text:style-name="P8"><text:span text:style-name="T31"/></text:p>
          <text:p text:style-name="P8"><text:span text:style-name="T28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draw:layer="layout" svg:width="11.3cm" svg:height="4cm" svg:x="8.102cm" svg:y="7.204cm">
          <text:p text:style-name="P25"><text:span text:style-name="T31">Simulator</text:span></text:p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6.202cm" svg:y1="12.602cm" svg:x2="8.102cm" svg:y2="12.602cm">
          <text:p/>
        </draw:line>
        <draw:line draw:style-name="gr47" draw:text-style-name="P8" draw:layer="layout" svg:x1="8.702cm" svg:y1="10.402cm" svg:x2="8.702cm" svg:y2="12.002cm">
          <text:p/>
        </draw:line>
        <draw:line draw:style-name="gr48" draw:text-style-name="P8" draw:layer="layout" svg:x1="11.402cm" svg:y1="10.502cm" svg:x2="11.402cm" svg:y2="12.002cm">
          <text:p/>
        </draw:line>
        <draw:line draw:style-name="gr21" draw:text-style-name="P8" draw:layer="layout" svg:x1="8.702cm" svg:y1="10.502cm" svg:x2="11.402cm" svg:y2="10.502cm">
          <text:p/>
        </draw:line>
        <draw:frame draw:style-name="gr49" draw:text-style-name="P43" draw:layer="layout" svg:width="6.6cm" svg:height="2.969cm" svg:x="0.202cm" svg:y="10.033cm">
          <draw:text-box>
            <text:p text:style-name="P33"><text:span text:style-name="T46">Initial <text:s/>example set, usually empty</text:span></text:p>
          </draw:text-box>
        </draw:frame>
        <draw:frame draw:style-name="gr50" draw:text-style-name="P44" draw:layer="layout" svg:width="4cm" svg:height="2.741cm" svg:x="11.702cm" svg:y="11.247cm">
          <draw:text-box>
            <text:p text:style-name="P36"><text:span text:style-name="T47">Hypo-</text:span></text:p>
            <text:p text:style-name="P36"><text:span text:style-name="T47">thetical Program</text:span></text:p>
          </draw:text-box>
        </draw:frame>
        <draw:line draw:style-name="gr51" draw:text-style-name="P8" draw:layer="layout" svg:x1="15.302cm" svg:y1="14.004cm" svg:x2="12.002cm" svg:y2="14.004cm">
          <text:p/>
        </draw:line>
        <draw:custom-shape draw:style-name="gr52" draw:text-style-name="P45" draw:layer="layout" svg:width="4.091cm" svg:height="5cm" svg:x="15.302cm" svg:y="12.002cm">
          <text:p text:style-name="P33"><text:span text:style-name="T48">Counter-</text:span></text:p>
          <text:p text:style-name="P33"><text:span text:style-name="T48">example</text:span></text:p>
          <text:p text:style-name="P33"><text:span text:style-name="T48">Fi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5" draw:layer="layout" svg:width="3.9cm" svg:height="5cm" svg:x="8.102cm" svg:y="12.002cm">
          <text:p text:style-name="P33"><text:span text:style-name="T48">Lea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8" draw:layer="layout" svg:x1="11.402cm" svg:y1="16.979cm" svg:x2="11.402cm" svg:y2="17.977cm">
          <text:p/>
        </draw:line>
        <draw:frame draw:style-name="gr55" draw:text-style-name="P46" draw:layer="layout" svg:width="6.9cm" svg:height="1.911cm" svg:x="6.702cm" svg:y="18.023cm">
          <draw:text-box>
            <text:p text:style-name="P36"><text:span text:style-name="T49">Iterative Broadening</text:span></text:p>
          </draw:text-box>
        </draw:frame>
        <draw:line draw:style-name="gr54" draw:text-style-name="P8" draw:layer="layout" svg:x1="8.802cm" svg:y1="17.977cm" svg:x2="11.402cm" svg:y2="17.977cm">
          <text:p/>
        </draw:line>
        <draw:line draw:style-name="gr56" draw:text-style-name="P8" draw:layer="layout" svg:x1="8.802cm" svg:y1="16.977cm" svg:x2="8.802cm" svg:y2="17.977cm">
          <text:p/>
        </draw:line>
        <draw:custom-shape draw:style-name="gr57" draw:text-style-name="P47" draw:layer="layout" svg:width="5.4cm" svg:height="5.4cm" svg:x="0.702cm" svg:y="15.203cm">
          <text:p text:style-name="P2"><text:span text:style-name="T50">⦇ </text:span><text:span text:style-name="T50">x₀ ≥ 0 ⦈</text:span></text:p>
          <text:p text:style-name="P2"><text:span text:style-name="T50"/></text:p>
          <text:p text:style-name="P2"><text:span text:style-name="T51"/></text:p>
          <text:p text:style-name="P8"><text:span text:style-name="T51">?</text:span></text:p>
          <text:p text:style-name="P2"><text:span text:style-name="T51"/></text:p>
          <text:p text:style-name="P2"><text:span text:style-name="T51"/></text:p>
          <text:p text:style-name="P2"><text:span text:style-name="T50">⦇ </text:span><text:span text:style-name="T50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48" draw:layer="layout" svg:width="6.3cm" svg:height="2.063cm" svg:x="0.302cm" svg:y="13.202cm">
          <draw:text-box>
            <text:p text:style-name="P33"><text:span text:style-name="T52">Functional Specification</text:span></text:p>
          </draw:text-box>
        </draw:frame>
        <draw:line draw:style-name="gr47" draw:text-style-name="P8" draw:layer="layout" svg:x1="15.901cm" svg:y1="10.499cm" svg:x2="15.901cm" svg:y2="11.999cm">
          <text:p/>
        </draw:line>
        <draw:line draw:style-name="gr48" draw:text-style-name="P8" draw:layer="layout" svg:x1="18.801cm" svg:y1="10.499cm" svg:x2="18.801cm" svg:y2="11.999cm">
          <text:p/>
        </draw:line>
        <draw:line draw:style-name="gr21" draw:text-style-name="P8" draw:layer="layout" svg:x1="15.901cm" svg:y1="10.499cm" svg:x2="18.801cm" svg:y2="10.499cm">
          <text:p/>
        </draw:line>
        <draw:line draw:style-name="gr59" draw:text-style-name="P8" draw:layer="layout" svg:x1="17.301cm" svg:y1="19.801cm" svg:x2="6.101cm" svg:y2="19.801cm">
          <text:p/>
        </draw:line>
        <draw:line draw:style-name="gr60" draw:text-style-name="P8" draw:layer="layout" svg:x1="17.301cm" svg:y1="19.801cm" svg:x2="17.301cm" svg:y2="17.001cm">
          <text:p/>
        </draw:line>
        <draw:custom-shape draw:style-name="gr61" draw:text-style-name="P47" draw:layer="layout" svg:width="6cm" svg:height="5.6cm" svg:x="21.4cm" svg:y="15cm">
          <text:p text:style-name="P2"><text:span text:style-name="T50">⦇ </text:span><text:span text:style-name="T50">x₀ ≥ 0 ⦈</text:span></text:p>
          <text:p text:style-name="P2"><text:span text:style-name="T51">y = 1;</text:span></text:p>
          <text:p text:style-name="P2"><text:span text:style-name="T51">while (x &gt; 0) {</text:span></text:p>
          <text:p text:style-name="P2"><text:span text:style-name="T51"><text:s text:c="3"/></text:span><text:span text:style-name="T51">y = 2 * x;</text:span></text:p>
          <text:p text:style-name="P2"><text:span text:style-name="T51"><text:s text:c="3"/></text:span><text:span text:style-name="T51">x = x - 1;</text:span></text:p>
          <text:p text:style-name="P2"><text:span text:style-name="T51">}</text:span></text:p>
          <text:p text:style-name="P2"><text:span text:style-name="T50">⦇ </text:span><text:span text:style-name="T50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49" draw:layer="layout" svg:width="7.4cm" svg:height="7.081cm" svg:x="20.7cm" svg:y="11.1cm">
          <draw:text-box>
            <text:p text:style-name="P33"><text:span text:style-name="T53">Synthesised Program,</text:span></text:p>
            <text:p text:style-name="P33"><text:span text:style-name="T53">admitting no</text:span></text:p>
            <text:p text:style-name="P33"><text:span text:style-name="T53">counterexamples</text:span></text:p>
          </draw:text-box>
        </draw:frame>
        <draw:line draw:style-name="gr63" draw:text-style-name="P8" draw:layer="layout" svg:x1="19.391cm" svg:y1="17.8cm" svg:x2="21.7cm" svg:y2="17.8cm">
          <text:p/>
        </draw:line>
        <draw:line draw:style-name="gr64" draw:text-style-name="P8" draw:layer="layout" svg:x1="19.391cm" svg:y1="15.8cm" svg:x2="21.4cm" svg:y2="15.8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35">Continue the condition-based learning example until it terminates with a program. The demo of the sample program is complete. Go to the next slide to start demonstrating other programs.</text:span></text:p>
            </draw:text-box>
          </draw:frame>
        </presentation:notes>
      </draw:page>
      <draw:page draw:name="page20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More Example Programs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parate synthesis of subprograms:</text:p>
                <text:list>
                  <text:list-item>
                    <text:p>e.g. Splitting program into sections with <text:span text:style-name="T54">midconditions</text:span></text:p>
                  </text:list-item>
                  <text:list-item>
                    <text:p><text:span text:style-name="T55">e.g. Synthesising While loop bodies from </text:span><text:span text:style-name="T54">invariants</text:span><text:span text:style-name="T55"> and </text:span><text:span text:style-name="T54">variants</text:span></text:p>
                  </text:list-item>
                  <text:list-item>
                    <text:p><text:span text:style-name="T55">e.g. Introducing subroutines to the language</text:span></text:p>
                  </text:list-item>
                  <text:list-item>
                    <text:p><text:span text:style-name="T55">Would allow larger programs to be synthesised, more quickly, and in parallel</text:span></text:p>
                  </text:list-item>
                  <text:list-item>
                    <text:p><text:span text:style-name="T55">Might increase educational potent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ing the scope of the project:</text:p>
                <text:list>
                  <text:list-item>
                    <text:p>Supporting computation with arrays, strings, lists, trees, matrices, or other data types</text:p>
                  </text:list-item>
                  <text:list-item>
                    <text:p>Targeting a different language paradigm, e.g. functional instead of imper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ing different tools against the problem:</text:p>
                <text:list>
                  <text:list-item>
                    <text:p>Theorem provers to guarantee correctness of synthesised programs</text:p>
                  </text:list-item>
                  <text:list-item>
                    <text:p>More sophisticated machine learning techniques, e.g. Inductive Logic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hancement of the current system:</text:p>
                <text:list>
                  <text:list-item>
                    <text:p>Dynamic user interaction while running.</text:p>
                  </text:list-item>
                  <text:list-item>
                    <text:p>More usable condition language</text:p>
                  </text:list-item>
                  <text:list-item>
                    <text:p>More expressive program template language</text:p>
                  </text:list-item>
                  <text:list-item>
                    <text:p>Iteratively broaden constants, variables, integer bounds and the time limit</text:p>
                  </text:list-item>
                  <text:list-item>
                    <text:p>General time and space optimis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Book" style:font-family-generic="modern" style:font-pitch="fixed"/>
    <style:font-face style:name="DejaVu Sans Mono" svg:font-family="'DejaVu Sans Mono'" style:font-family-generic="modern" style:font-pitch="fixed"/>
    <style:font-face style:name="Bitstream Vera Sans Mono3" svg:font-family="'Bitstream Vera Sans Mono'" style:font-family-generic="modern" style:font-pitch="variable"/>
    <style:font-face style:name="Bitstream Vera Sans Mono" svg:font-family="'Bitstream Vera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Book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rowe</meta:initial-creator>
    <meta:creation-date>2015-06-21T17:18:24.678218256</meta:creation-date>
    <dc:date>2015-06-22T14:15:20.612929716</dc:date>
    <dc:creator>Joseph Crowe</dc:creator>
    <meta:editing-duration>PT3H6M33S</meta:editing-duration>
    <meta:editing-cycles>12</meta:editing-cycles>
    <meta:generator>LibreOffice/4.2.8.2$Linux_X86_64 LibreOffice_project/420m0$Build-2</meta:generator>
    <meta:document-statistic meta:object-count="289"/>
  </office:meta>
</office:document-meta>
</file>